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TablePreview6.svm" manifest:media-type="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75DF2593AF519CBC.png" manifest:media-type="image/png"/>
  <manifest:file-entry manifest:full-path="Pictures/10000000000000800000008067B6B30BF913CF47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TablePreview1.svm" manifest:media-type=""/>
  <manifest:file-entry manifest:full-path="Pictures/100000000000008000000080E784916F823F67D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080000000800C429AB5D4C04710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標準"/>
    <style:font-face style:name="メイリオ5" svg:font-family="メイリオ" style:font-adornments="標準" style:font-pitch="variable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85cm"/>
      <style:paragraph-properties style:writing-mode="lr-tb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4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8" style:family="graphic" style:parent-style-name="objectwithoutfill">
      <style:graphic-properties draw:marker-start="線の終点_20_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6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5" style:family="graphic" style:parent-style-name="objectwithoutfill">
      <style:graphic-properties draw:marker-end="線の終点_20_1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8" style:family="graphic" style:parent-style-name="standard">
      <style:graphic-properties draw:stroke="none" draw:fill-color="#ff0000" fo:min-height="0.318cm" fo:min-width="4.538cm"/>
    </style:style>
    <style:style style:name="gr49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50" style:family="graphic" style:parent-style-name="standard">
      <style:graphic-properties draw:stroke="none" draw:fill-color="#00a933" fo:min-height="0.318cm" fo:min-width="4.538cm"/>
    </style:style>
    <style:style style:name="gr51" style:family="graphic" style:parent-style-name="standard">
      <style:graphic-properties draw:stroke="none" draw:fill-color="#2a6099" fo:min-height="0.318cm" fo:min-width="4.538cm"/>
    </style:style>
    <style:style style:name="gr52" style:family="graphic" style:parent-style-name="standard">
      <style:graphic-properties draw:stroke="none" draw:fill-color="#808080" fo:min-height="0.318cm" fo:min-width="4.538cm"/>
    </style:style>
    <style:style style:name="gr53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57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62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63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64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65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68" style:family="graphic" style:parent-style-name="objectwithoutfill">
      <style:graphic-properties draw:marker-end="線の終点_20_13" draw:fill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70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71" style:family="graphic" style:parent-style-name="objectwithoutfill">
      <style:graphic-properties draw:marker-end="線の終点_20_14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34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5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76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77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78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79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83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84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85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86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87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88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89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13cm"/>
      <style:paragraph-properties style:writing-mode="lr-tb"/>
    </style:style>
    <style:style style:name="gr96" style:family="graphic" style:parent-style-name="standard">
      <style:graphic-properties svg:stroke-color="#333333" draw:fill-color="#808080" draw:textarea-horizontal-align="justify" draw:textarea-vertical-align="middle" draw:auto-grow-height="false" fo:min-height="0.95cm" fo:min-width="0.7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363cm" fo:min-width="0.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5cm"/>
      <style:paragraph-properties style:writing-mode="lr-tb"/>
    </style:style>
    <style:style style:name="gr99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1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1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none" svg:stroke-width="0.026cm" draw:stroke-linejoin="round" svg:stroke-linecap="butt" draw:fill="solid" draw:fill-color="#808080" draw:textarea-vertical-align="top" draw:auto-grow-height="false" draw:fit-to-size="false" style:shrink-to-fit="false" fo:min-height="0.762cm" fo:min-width="4.90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objectwithoutfill">
      <style:graphic-properties draw:stroke="dash" draw:stroke-dash="Dot" svg:stroke-width="0cm" svg:stroke-color="#666666" svg:stroke-linecap="butt" draw:fill="none"/>
    </style:style>
    <style:style style:name="gr132" style:family="graphic" style:parent-style-name="standard">
      <style:graphic-properties draw:stroke="none" draw:textarea-horizontal-align="justify" draw:textarea-vertical-align="middle" draw:auto-grow-height="false" fo:min-height="0.034cm" fo:min-width="0cm"/>
    </style:style>
    <style:style style:name="gr133" style:family="graphic" style:parent-style-name="objectwithoutfill">
      <style:graphic-properties draw:marker-end="線の終点_20_15" draw:marker-end-width="0.3cm" draw:fill="none"/>
    </style:style>
    <style:style style:name="gr134" style:family="graphic" style:parent-style-name="objectwithoutfill">
      <style:graphic-properties draw:marker-end="線の終点_20_16" draw:marker-end-width="0.3cm" draw:fill="none"/>
    </style:style>
    <style:style style:name="gr135" style:family="graphic" style:parent-style-name="objectwithoutfill">
      <style:graphic-properties draw:marker-end="線の終点_20_17" draw:marker-end-width="0.3cm" draw:fill="none"/>
    </style:style>
    <style:style style:name="gr136" style:family="graphic" style:parent-style-name="objectwithoutfill">
      <style:graphic-properties svg:stroke-color="#ff4000" draw:marker-end="線の終点_20_16" draw:marker-end-width="0.3cm" draw:fill="non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539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025cm"/>
      <style:paragraph-properties style:writing-mode="lr-tb"/>
    </style:style>
    <style:style style:name="gr139" style:family="graphic" style:parent-style-name="objectwithoutfill">
      <style:graphic-properties draw:stroke="dash" draw:stroke-dash="Dot" svg:stroke-color="#111111" svg:stroke-linecap="butt" draw:fill="non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66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85cm"/>
      <style:paragraph-properties style:writing-mode="lr-tb"/>
    </style:style>
    <style:style style:name="gr142" style:family="graphic" style:parent-style-name="objectwithoutfill">
      <style:graphic-properties draw:marker-end="線の終点_20_18" draw:fill="non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3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6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1cm"/>
      <style:paragraph-properties style:writing-mode="lr-tb"/>
    </style:style>
    <style:style style:name="gr147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14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49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0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98cm" fo:min-width="2.448cm" fo:padding-top="0.177cm" fo:padding-bottom="0.177cm" fo:padding-left="0.302cm" fo:padding-right="0.302cm"/>
    </style:style>
    <style:style style:name="gr151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74cm" fo:min-width="0cm"/>
    </style:style>
    <style:style style:name="gr15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3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154" style:family="graphic" style:parent-style-name="standard">
      <style:graphic-properties draw:stroke="none" draw:fill-color="#999999" draw:textarea-horizontal-align="justify" draw:textarea-vertical-align="middle" draw:auto-grow-height="false" fo:min-height="0.6cm" fo:min-width="0.2cm"/>
    </style:style>
    <style:style style:name="gr15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56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57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33333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1c1c1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5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61cm"/>
      <style:paragraph-properties style:writing-mode="lr-tb"/>
    </style:style>
    <style:style style:name="gr161" style:family="graphic" style:parent-style-name="standard">
      <style:graphic-properties svg:stroke-color="#333333" draw:fill-color="#999999" draw:textarea-horizontal-align="justify" draw:textarea-vertical-align="middle" draw:auto-grow-height="false" fo:min-height="0.95cm" fo:min-width="0.7cm"/>
      <style:paragraph-properties style:writing-mode="lr-tb"/>
    </style:style>
    <style:style style:name="gr162" style:family="graphic" style:parent-style-name="objectwithoutfill">
      <style:graphic-properties draw:stroke="dash" draw:stroke-dash="Dash" svg:stroke-width="0.081cm" svg:stroke-color="#1c1c1c" draw:marker-start-width="0.321cm" draw:marker-end-width="0.321cm" svg:stroke-linecap="butt" draw:fill="none" fo:padding-top="0.165cm" fo:padding-bottom="0.165cm" fo:padding-left="0.29cm" fo:padding-right="0.29cm"/>
    </style:style>
    <style:style style:name="gr16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6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6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66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67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6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69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70" style:family="graphic" style:parent-style-name="objectwithoutfill">
      <style:graphic-properties draw:marker-end="線の終点_20_19" draw:marker-end-width="0.3cm" draw:fill="non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8cm"/>
      <style:paragraph-properties style:writing-mode="lr-tb"/>
    </style:style>
    <style:style style:name="gr172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5cm" fo:min-width="6cm" fo:padding-top="0.142cm" fo:padding-bottom="0.142cm" fo:padding-left="0.267cm" fo:padding-right="0.267cm"/>
    </style:style>
    <style:style style:name="gr173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16cm" fo:min-width="5.966cm" fo:padding-top="0.142cm" fo:padding-bottom="0.142cm" fo:padding-left="0.267cm" fo:padding-right="0.267cm"/>
    </style:style>
    <style:style style:name="gr174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76cm" fo:min-width="4.234cm" fo:padding-top="0.134cm" fo:padding-bottom="0.134cm" fo:padding-left="0.259cm" fo:padding-right="0.259cm"/>
    </style:style>
    <style:style style:name="gr175" style:family="graphic" style:parent-style-name="objectwithoutfill">
      <style:graphic-properties draw:stroke="dash" draw:stroke-dash="Long_20_Dot" svg:stroke-color="#1c1c1c" svg:stroke-linecap="butt" draw:fill="none" draw:opacity="50%"/>
    </style:style>
    <style:style style:name="gr176" style:family="graphic" style:parent-style-name="objectwithoutfill">
      <style:graphic-properties draw:fill="none"/>
    </style:style>
    <style:style style:name="gr177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504cm" fo:min-width="2.822cm" fo:padding-top="0.134cm" fo:padding-bottom="0.134cm" fo:padding-left="0.259cm" fo:padding-right="0.259cm"/>
    </style:style>
    <style:style style:name="gr178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246cm" fo:min-width="1.344cm" fo:padding-top="0.134cm" fo:padding-bottom="0.134cm" fo:padding-left="0.259cm" fo:padding-right="0.259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180" style:family="graphic" style:parent-style-name="standard">
      <style:graphic-properties draw:stroke="none" draw:fill="none" fo:min-height="2.098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86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89" style:family="graphic" style:parent-style-name="objectwithoutfill">
      <style:graphic-properties draw:fill="none" draw:textarea-vertical-align="middle"/>
    </style:style>
    <style:style style:name="gr190" style:family="graphic" style:parent-style-name="objectwithoutfill">
      <style:graphic-properties draw:marker-end="線の終点_20_4" draw:marker-end-width="0.3cm" draw:fill="none" draw:textarea-vertical-align="middle"/>
    </style:style>
    <style:style style:name="gr191" style:family="graphic" style:parent-style-name="objectwithoutfill">
      <style:graphic-properties draw:marker-end="線の終点_20_6" draw:marker-end-width="0.3cm" draw:fill="none" draw:textarea-vertical-align="middl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195" style:family="graphic" style:parent-style-name="objectwithoutfill">
      <style:graphic-properties svg:stroke-width="0cm" draw:marker-end="線の終点_20_7" draw:fill="none" draw:textarea-vertical-align="middle"/>
    </style:style>
    <style:style style:name="gr196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99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200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201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2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3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206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207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208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210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211" style:family="graphic" style:parent-style-name="objectwithoutfill">
      <style:graphic-properties draw:stroke="dash" draw:stroke-dash="Dash" svg:stroke-linecap="butt" draw:fill="none" draw:textarea-vertical-align="middle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213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215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219" style:family="graphic" style:parent-style-name="standard">
      <style:graphic-properties draw:stroke="none" draw:fill="none" fo:min-height="0.633cm"/>
      <style:paragraph-properties style:writing-mode="lr-tb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41cm" style:use-optimal-column-width="false"/>
    </style:style>
    <style:style style:name="co3" style:family="table-column">
      <style:table-column-properties style:column-width="1.239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74pt solid #000000"/>
    </style:style>
    <style:style style:name="ce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1" style:font-size-asian="10pt" style:font-style-asian="normal" style:font-weight-asian="normal" style:font-size-complex="24pt" fo:hyphenate="false"/>
    </style:style>
    <style:style style:name="ce7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8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10" style:family="table-cell">
      <loext:graphic-properties draw:fill="solid" draw:fill-color="#80808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1" style:font-size-asian="10pt" style:font-style-asian="normal" style:font-weight-asian="normal" style:font-size-complex="24pt" fo:hyphenate="false"/>
    </style:style>
    <style:style style:name="ce1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1" style:font-size-asian="10pt" style:font-style-asian="normal" style:font-weight-asian="normal" style:font-size-complex="10pt" fo:hyphenate="false"/>
    </style:style>
    <style:style style:name="ce1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383d3c" loext:opacity="100%" style:font-name="Meiryo UI2" fo:font-size="14pt" style:font-name-asian="メイリオ1" style:font-size-asian="14pt"/>
    </style:style>
    <style:style style:name="P3" style:family="paragraph">
      <loext:graphic-properties draw:fill="none" draw:fill-color="#ffffff"/>
      <style:paragraph-properties style:writing-mode="lr-tb"/>
      <style:text-properties fo:color="#383d3c" loext:opacity="100%" style:font-name="Meiryo UI2" fo:font-size="14pt" style:font-name-asian="メイリオ1" style:font-size-asian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Meiryo UI2" fo:font-size="14pt" style:font-name-asian="メイリオ1" style:font-size-asian="14pt"/>
    </style:style>
    <style:style style:name="P10" style:family="paragraph">
      <style:paragraph-properties fo:text-align="center"/>
      <style:text-properties style:font-name="Meiryo UI2" fo:font-size="14pt" style:font-name-asian="メイリオ1" style:font-size-asian="14pt"/>
    </style:style>
    <style:style style:name="P11" style:family="paragraph">
      <loext:graphic-properties draw:fill="none" draw:fill-color="#ffffff"/>
      <style:paragraph-properties style:writing-mode="lr-tb"/>
      <style:text-properties style:font-name="Meiryo UI2" fo:font-size="12pt" style:font-name-asian="メイリオ1" style:font-size-asian="14pt"/>
    </style:style>
    <style:style style:name="P12" style:family="paragraph">
      <loext:graphic-properties draw:fill-color="#ff0000"/>
    </style:style>
    <style:style style:name="P13" style:family="paragraph">
      <loext:graphic-properties draw:fill="none"/>
    </style:style>
    <style:style style:name="P14" style:family="paragraph">
      <loext:graphic-properties draw:fill-color="#00a933"/>
    </style:style>
    <style:style style:name="P15" style:family="paragraph">
      <loext:graphic-properties draw:fill-color="#2a6099"/>
    </style:style>
    <style:style style:name="P16" style:family="paragraph">
      <loext:graphic-properties draw:fill-color="#808080"/>
    </style:style>
    <style:style style:name="P17" style:family="paragraph">
      <loext:graphic-properties draw:fill-color="#ff8000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-color="#cccccc"/>
      <style:paragraph-properties fo:text-align="center" style:writing-mode="lr-tb"/>
      <style:text-properties fo:font-size="12pt"/>
    </style:style>
    <style:style style:name="P21" style:family="paragraph">
      <loext:graphic-properties draw:fill-color="#b2b2b2"/>
      <style:paragraph-properties fo:text-align="center" style:writing-mode="lr-tb"/>
      <style:text-properties fo:font-size="12pt"/>
    </style:style>
    <style:style style:name="P22" style:family="paragraph">
      <loext:graphic-properties draw:fill-color="#666666"/>
      <style:paragraph-properties fo:text-align="center" style:writing-mode="lr-tb"/>
      <style:text-properties fo:font-size="12pt"/>
    </style:style>
    <style:style style:name="P23" style:family="paragraph">
      <loext:graphic-properties draw:fill="none" draw:fill-color="#1c1c1c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color="#cccccc" loext:opacity="100%" style:font-name="Meiryo UI2" fo:font-size="96pt" style:font-name-asian="メイリオ1" style:font-size-asian="14pt"/>
    </style:style>
    <style:style style:name="P27" style:family="paragraph">
      <loext:graphic-properties draw:fill-color="#00a933" draw:opacity="100%"/>
      <style:paragraph-properties fo:text-align="center"/>
      <style:text-properties style:font-name="Meiryo UI2" fo:font-size="14pt" style:font-name-asian="メイリオ1" style:font-size-asian="14pt"/>
    </style:style>
    <style:style style:name="P28" style:family="paragraph">
      <loext:graphic-properties draw:fill="bitmap" draw:fill-color="#00a933" draw:fill-image-name="Zig_20_Zag" draw:opacity="100%"/>
      <style:paragraph-properties fo:text-align="center"/>
      <style:text-properties style:font-name="Meiryo UI2" fo:font-size="14pt" style:font-name-asian="メイリオ1" style:font-size-asian="14pt"/>
    </style:style>
    <style:style style:name="P29" style:family="paragraph">
      <loext:graphic-properties draw:fill-color="#2a6099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0" style:family="paragraph">
      <loext:graphic-properties draw:fill="bitmap" draw:fill-color="#2a6099" draw:fill-image-name="Zig_20_Zag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1" style:family="paragraph">
      <style:paragraph-properties fo:line-height="200%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2" fo:font-size="14pt" style:font-name-asian="メイリオ1" style:font-size-asian="14pt"/>
    </style:style>
    <style:style style:name="P34" style:family="paragraph">
      <loext:graphic-properties draw:fill-color="#ff0000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5" style:family="paragraph">
      <loext:graphic-properties draw:fill="bitmap" draw:fill-color="#ff0000" draw:fill-image-name="Zig_20_Zag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6" style:family="paragraph">
      <loext:graphic-properties draw:fill="none"/>
      <style:paragraph-properties fo:text-align="center"/>
      <style:text-properties style:font-name="Meiryo UI2" fo:font-size="14pt" style:font-name-asian="メイリオ1" style:font-size-asian="14pt"/>
    </style:style>
    <style:style style:name="P37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8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9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2" fo:font-size="14pt" style:font-name-asian="メイリオ1" style:font-size-asian="14pt"/>
    </style:style>
    <style:style style:name="P40" style:family="paragraph">
      <loext:graphic-properties draw:fill="none" draw:fill-color="#ffffff"/>
      <style:paragraph-properties style:writing-mode="lr-tb"/>
      <style:text-properties style:font-name="Meiryo UI2" fo:font-size="14pt" fo:font-weight="normal" style:font-name-asian="メイリオ1" style:font-size-asian="14pt" style:font-weight-asian="normal" style:font-weight-complex="normal"/>
    </style:style>
    <style:style style:name="P41" style:family="paragraph">
      <style:paragraph-properties fo:text-align="center" style:writing-mode="lr-tb"/>
      <style:text-properties style:text-position="0% 100%" fo:font-size="12pt"/>
    </style:style>
    <style:style style:name="P42" style:family="paragraph">
      <loext:graphic-properties draw:fill-color="#cccccc"/>
      <style:paragraph-properties fo:text-align="center" style:writing-mode="lr-tb"/>
      <style:text-properties style:text-position="0% 100%" fo:font-size="12pt"/>
    </style:style>
    <style:style style:name="P43" style:family="paragraph">
      <loext:graphic-properties draw:fill-color="#808080"/>
      <style:paragraph-properties fo:text-align="center" style:writing-mode="lr-tb"/>
      <style:text-properties style:text-position="0% 100%" fo:font-size="12pt"/>
    </style:style>
    <style:style style:name="P44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4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0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5" style:family="paragraph">
      <style:paragraph-properties fo:margin-top="0cm" fo:margin-bottom="0cm" fo:line-height="100%" fo:text-align="center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5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57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tyle-asian="normal" style:font-weight-asian="normal"/>
    </style:style>
    <style:style style:name="P5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tyle-asian="normal" style:font-weight-asian="normal"/>
    </style:style>
    <style:style style:name="P59" style:family="paragraph">
      <loext:graphic-properties draw:fill="solid" draw:fill-color="#808080"/>
      <style:paragraph-properties fo:text-align="start" style:writing-mode="lr-tb" style:font-independent-line-spacing="true"/>
      <style:text-properties fo:font-size="14pt" style:font-size-asian="14pt" style:font-style-asian="normal" style:font-weight-asian="normal"/>
    </style:style>
    <style:style style:name="P60" style:family="paragraph">
      <style:paragraph-properties fo:margin-top="0cm" fo:margin-bottom="0cm" fo:line-height="100%" fo:text-align="start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6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6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1" style:font-size-asian="10pt" style:font-style-asian="normal" style:font-weight-asian="normal" style:font-size-complex="24pt" fo:hyphenate="false"/>
    </style:style>
    <style:style style:name="P6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1" style:font-size-asian="10pt" style:font-style-asian="normal" style:font-weight-asian="normal" style:font-size-complex="10pt" fo:hyphenate="false"/>
    </style:style>
    <style:style style:name="P65" style:family="paragraph">
      <loext:graphic-properties draw:fill-color="#808080"/>
      <style:paragraph-properties fo:text-align="center" style:writing-mode="lr-tb"/>
      <style:text-properties fo:font-size="12pt"/>
    </style:style>
    <style:style style:name="P66" style:family="paragraph">
      <loext:graphic-properties draw:fill="solid" draw:fill-color="#000000"/>
      <style:paragraph-properties fo:text-align="center"/>
    </style:style>
    <style:style style:name="P67" style:family="paragraph">
      <loext:graphic-properties draw:fill="solid" draw:fill-color="#ffffff"/>
      <style:paragraph-properties fo:text-align="center"/>
    </style:style>
    <style:style style:name="P68" style:family="paragraph">
      <loext:graphic-properties draw:fill="none" draw:fill-color="#000000"/>
      <style:paragraph-properties fo:text-align="center"/>
    </style:style>
    <style:style style:name="P69" style:family="paragraph">
      <loext:graphic-properties draw:fill="solid" draw:fill-color="#666666"/>
      <style:paragraph-properties fo:text-align="center"/>
    </style:style>
    <style:style style:name="P70" style:family="paragraph">
      <loext:graphic-properties draw:fill-color="#999999"/>
      <style:paragraph-properties fo:text-align="center"/>
    </style:style>
    <style:style style:name="P71" style:family="paragraph">
      <loext:graphic-properties draw:fill="solid" draw:fill-color="#cccccc"/>
      <style:paragraph-properties fo:text-align="center" style:writing-mode="lr-tb"/>
    </style:style>
    <style:style style:name="P72" style:family="paragraph">
      <loext:graphic-properties draw:fill="solid" draw:fill-color="#000000"/>
      <style:paragraph-properties fo:text-align="center" style:writing-mode="lr-tb"/>
    </style:style>
    <style:style style:name="P73" style:family="paragraph">
      <loext:graphic-properties draw:fill="solid" draw:fill-color="#333333"/>
      <style:paragraph-properties fo:text-align="center"/>
    </style:style>
    <style:style style:name="P74" style:family="paragraph">
      <loext:graphic-properties draw:fill="solid" draw:fill-color="#1c1c1c"/>
      <style:paragraph-properties fo:text-align="center"/>
    </style:style>
    <style:style style:name="P75" style:family="paragraph">
      <loext:graphic-properties draw:fill-color="#999999"/>
      <style:paragraph-properties fo:text-align="center" style:writing-mode="lr-tb"/>
      <style:text-properties fo:font-size="12pt"/>
    </style:style>
    <style:style style:name="P76" style:family="paragraph">
      <loext:graphic-properties draw:fill-color="#999999" draw:opacity="50%"/>
      <style:paragraph-properties fo:text-align="center"/>
    </style:style>
    <style:style style:name="P77" style:family="paragraph">
      <loext:graphic-properties draw:fill="none" draw:opacity="50%"/>
    </style:style>
    <style:style style:name="P78" style:family="paragraph">
      <loext:graphic-properties draw:fill="none"/>
      <style:paragraph-properties style:writing-mode="lr-tb"/>
      <style:text-properties fo:color="#383d3c" loext:opacity="100%" style:font-name="Meiryo UI2" fo:font-size="14pt" style:font-name-asian="メイリオ1" style:font-size-asian="14pt"/>
    </style:style>
    <style:style style:name="P79" style:family="paragraph">
      <style:paragraph-properties fo:text-align="center" style:writing-mode="lr-tb"/>
      <style:text-properties fo:color="#383d3c" loext:opacity="100%" style:font-name="Meiryo UI2" fo:font-size="14pt" style:font-name-asian="メイリオ1" style:font-size-asian="14pt"/>
    </style:style>
    <style:style style:name="P80" style:family="paragraph">
      <loext:graphic-properties draw:fill="none"/>
      <style:paragraph-properties fo:text-align="center"/>
      <style:text-properties fo:color="#383d3c" loext:opacity="100%" style:font-name="Meiryo UI2" fo:font-size="14pt" style:font-name-asian="メイリオ1" style:font-size-asian="14pt"/>
    </style:style>
    <style:style style:name="P81" style:family="paragraph">
      <loext:graphic-properties draw:fill="none" draw:fill-color="#ffffff"/>
      <style:paragraph-properties style:writing-mode="lr-tb"/>
      <style:text-properties style:font-name="メイリオ" fo:font-size="14pt" style:font-size-asian="14pt" style:font-size-complex="14pt"/>
    </style:style>
    <style:style style:name="P82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P83" style:family="paragraph">
      <loext:graphic-properties draw:fill-color="#dee6ef"/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style:font-size-asian="14pt"/>
    </style:style>
    <style:style style:name="P85" style:family="paragraph">
      <loext:graphic-properties draw:fill-color="#355269"/>
      <style:paragraph-properties fo:text-align="center"/>
    </style:style>
    <style:style style:name="P86" style:family="paragraph">
      <loext:graphic-properties draw:fill="none" draw:fill-color="#ffffff"/>
      <style:paragraph-properties fo:text-align="center" style:writing-mode="lr-tb"/>
      <style:text-properties style:font-size-asian="14pt"/>
    </style:style>
    <style:style style:name="P87" style:family="paragraph">
      <loext:graphic-properties draw:fill="none"/>
      <style:paragraph-properties style:writing-mode="lr-tb"/>
      <style:text-properties fo:font-size="14pt"/>
    </style:style>
    <style:style style:name="T1" style:family="text">
      <style:text-properties fo:color="#383d3c" loext:opacity="100%" style:font-name="Meiryo UI2" fo:font-size="14pt" style:font-name-asian="メイリオ1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2" fo:font-size="14pt" style:font-name-asian="メイリオ1" style:font-size-asian="14pt"/>
    </style:style>
    <style:style style:name="T5" style:family="text">
      <style:text-properties style:font-name="Meiryo UI2" fo:font-size="12pt" style:font-name-asian="メイリオ1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2" fo:font-size="96pt" style:font-name-asian="メイリオ1" style:font-size-asian="14pt"/>
    </style:style>
    <style:style style:name="T9" style:family="text">
      <style:text-properties style:text-position="-8% 58%" style:font-name="Meiryo UI2" fo:font-size="14pt" style:font-name-asian="メイリオ1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2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2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2" fo:font-size="14pt" style:font-name-asian="メイリオ1" style:font-size-asian="14pt"/>
    </style:style>
    <style:style style:name="T14" style:family="text">
      <style:text-properties style:font-name="Meiryo UI2" fo:font-size="14pt" fo:font-weight="normal" style:font-name-asian="メイリオ1" style:font-size-asian="14pt" style:font-weight-asian="normal" style:font-weight-complex="normal"/>
    </style:style>
    <style:style style:name="T15" style:family="text">
      <style:text-properties style:text-position="0% 100%" fo:font-size="12pt"/>
    </style:style>
    <style:style style:name="T16" style:family="text">
      <style:text-properties style:text-position="-8% 58%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0pt" fo:letter-spacing="normal" fo:language="en" fo:country="US" fo:font-style="normal" style:text-underline-style="none" fo:font-weight="bold" fo:background-color="transparent" style:font-name-asian="Meiryo UI4" style:font-size-asian="10pt" style:font-style-asian="normal" style:font-weight-asian="normal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メイリオ" fo:font-size="14pt" fo:letter-spacing="normal" fo:font-style="normal" style:text-underline-style="none" fo:font-weight="normal" fo:background-color="transparent" style:font-name-asian="メイリオ" style:font-size-asian="14pt" style:language-asian="ja" style:country-asian="JP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4pt" fo:letter-spacing="normal" fo:font-style="normal" style:text-underline-style="none" fo:font-weight="normal" fo:background-color="transparent" style:font-name-asian="Meiryo UI4" style:font-size-asian="14pt" style:language-asian="ja" style:country-asian="JP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1" style:font-size-asian="10pt" style:font-style-asian="normal" style:font-weight-asian="normal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1" style:font-size-asian="10pt" style:font-style-asian="normal" style:font-weight-asian="normal" style:font-size-complex="10pt" style:font-style-complex="normal" style:font-weight-complex="bold"/>
    </style:style>
    <style:style style:name="T27" style:family="text">
      <style:text-properties style:font-name="メイリオ" fo:font-size="14pt" style:font-size-asian="14pt" style:font-size-complex="14pt"/>
    </style:style>
    <style:style style:name="T28" style:family="text">
      <style:text-properties style:font-name="メイリオ" fo:font-size="14pt" style:font-name-asian="メイリオ" style:font-size-asian="14pt" style:font-size-complex="14pt"/>
    </style:style>
    <style:style style:name="T29" style:family="text">
      <style:text-properties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3" draw:text-style-name="P3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3" draw:text-style-name="P3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4" draw:text-style-name="P3" draw:layer="layout" svg:width="2.2cm" svg:height="0.882cm" svg:x="6.686cm" svg:y="3.963cm">
          <draw:text-box>
            <text:p><text:span text:style-name="T1">&lt;img&gt;</text:span></text:p>
          </draw:text-box>
        </draw:frame>
        <draw:frame draw:style-name="gr5" draw:text-style-name="P3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6" draw:text-style-name="P3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8" draw:text-style-name="P4" draw:layer="layout" svg:width="0.997cm" svg:height="0.992cm" svg:x="5.803cm" svg:y="4.308cm">
          <draw:text-box>
            <text:p>①</text:p>
          </draw:text-box>
        </draw:frame>
        <draw:frame draw:style-name="gr8" draw:text-style-name="P4" draw:layer="layout" svg:width="0.997cm" svg:height="0.992cm" svg:x="11.403cm" svg:y="4.308cm">
          <draw:text-box>
            <text:p>②</text:p>
          </draw:text-box>
        </draw:frame>
        <draw:frame draw:style-name="gr8" draw:text-style-name="P4" draw:layer="layout" svg:width="0.997cm" svg:height="0.992cm" svg:x="16.903cm" svg:y="4.308cm">
          <draw:text-box>
            <text:p>③</text:p>
          </draw:text-box>
        </draw:frame>
        <draw:frame draw:style-name="gr9" draw:text-style-name="P3" draw:layer="layout" svg:width="2.585cm" svg:height="0.882cm" svg:x="6.686cm" svg:y="4.563cm">
          <draw:text-box>
            <text:p><text:span text:style-name="T1">&lt;video&gt;</text:span></text:p>
          </draw:text-box>
        </draw:frame>
      </draw:page>
      <draw:page draw:name="page2" draw:style-name="dp1" draw:master-page-name="標準">
        <draw:frame draw:style-name="gr7" draw:text-style-name="P3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10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2" draw:text-style-name="P6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2" draw:text-style-name="P6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2" draw:text-style-name="P6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2" draw:text-style-name="P6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2" draw:text-style-name="P6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2" draw:text-style-name="P6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2" draw:text-style-name="P6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2" draw:text-style-name="P6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2" draw:text-style-name="P6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3" draw:text-style-name="P6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3" draw:text-style-name="P6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4" draw:text-style-name="P1" draw:layer="layout" svg:x1="7.75cm" svg:y1="5.259cm" svg:x2="10.25cm" svg:y2="5.259cm">
          <text:p/>
        </draw:line>
        <draw:frame draw:style-name="gr15" draw:text-style-name="P6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4" draw:text-style-name="P1" draw:layer="layout" svg:x1="7.25cm" svg:y1="8.109cm" svg:x2="7.25cm" svg:y2="5.609cm">
          <text:p/>
        </draw:line>
        <draw:frame draw:style-name="gr15" draw:text-style-name="P6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6" draw:text-style-name="P7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7" draw:text-style-name="P6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7" draw:text-style-name="P6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7" draw:text-style-name="P6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7" draw:text-style-name="P6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7" draw:text-style-name="P6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7" draw:text-style-name="P6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7" draw:text-style-name="P6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7" draw:text-style-name="P6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7" draw:text-style-name="P6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7" draw:text-style-name="P6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7" draw:text-style-name="P6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8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9" draw:text-style-name="P6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7" draw:text-style-name="P6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4" draw:text-style-name="P1" draw:layer="layout" svg:x1="7.75cm" svg:y1="4.009cm" svg:x2="18.5cm" svg:y2="4.009cm">
          <text:p/>
        </draw:line>
        <draw:frame draw:style-name="gr20" draw:text-style-name="P7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4" draw:text-style-name="P1" draw:layer="layout" svg:x1="5.75cm" svg:y1="13.259cm" svg:x2="5.75cm" svg:y2="5.609cm">
          <text:p/>
        </draw:line>
        <draw:frame draw:style-name="gr20" draw:text-style-name="P7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3" draw:style-name="dp1" draw:master-page-name="標準">
        <draw:custom-shape draw:style-name="gr21" draw:text-style-name="P8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1" draw:text-style-name="P8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9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5" draw:text-style-name="P9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6" draw:text-style-name="P9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3" draw:text-style-name="P10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9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3" draw:text-style-name="P10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9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1" draw:text-style-name="P8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3" draw:text-style-name="P10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9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1" draw:text-style-name="P8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2" draw:text-style-name="P9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4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3" draw:text-style-name="P8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4" draw:text-style-name="P9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5" draw:text-style-name="P11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3" draw:text-style-name="P10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9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8" draw:text-style-name="P9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3" draw:text-style-name="P10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1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40" draw:text-style-name="P9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1" draw:text-style-name="P11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2" draw:text-style-name="P9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3" draw:text-style-name="P8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3" draw:text-style-name="P8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3" draw:text-style-name="P8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9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5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3" draw:text-style-name="P8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7" draw:text-style-name="P11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5" draw:style-name="dp1" draw:master-page-name="標準">
        <draw:custom-shape draw:style-name="gr48" draw:text-style-name="P12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3" draw:layer="layout" svg:x1="12.7cm" svg:y1="13.5cm" svg:x2="12.7cm" svg:y2="14.2cm">
          <text:p/>
        </draw:line>
        <draw:custom-shape draw:style-name="gr50" draw:text-style-name="P14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3" draw:layer="layout" svg:x1="12.7cm" svg:y1="12.5cm" svg:x2="12.7cm" svg:y2="13.1cm">
          <text:p/>
        </draw:line>
        <draw:custom-shape draw:style-name="gr51" draw:text-style-name="P15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3" draw:layer="layout" svg:x1="12.7cm" svg:y1="11.3cm" svg:x2="12.7cm" svg:y2="11.9cm">
          <text:p/>
        </draw:line>
        <draw:custom-shape draw:style-name="gr52" draw:text-style-name="P16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3" draw:text-style-name="P13" draw:layer="layout" svg:x1="12.7cm" svg:y1="9.6cm" svg:x2="12.7cm" svg:y2="10.8cm">
          <text:p/>
        </draw:line>
        <draw:custom-shape draw:style-name="gr54" draw:text-style-name="P17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4" draw:layer="layout" svg:width="0.841cm" svg:height="0.882cm" svg:x="10.059cm" svg:y="13.9cm">
          <draw:text-box>
            <text:p>R</text:p>
          </draw:text-box>
        </draw:frame>
        <draw:frame draw:style-name="gr56" draw:text-style-name="P4" draw:layer="layout" svg:width="0.862cm" svg:height="0.882cm" svg:x="10cm" svg:y="12.818cm">
          <draw:text-box>
            <text:p>G</text:p>
          </draw:text-box>
        </draw:frame>
        <draw:frame draw:style-name="gr55" draw:text-style-name="P4" draw:layer="layout" svg:width="0.841cm" svg:height="0.882cm" svg:x="10cm" svg:y="11.718cm">
          <draw:text-box>
            <text:p>R</text:p>
          </draw:text-box>
        </draw:frame>
        <draw:frame draw:style-name="gr57" draw:text-style-name="P4" draw:layer="layout" svg:width="0.836cm" svg:height="0.882cm" svg:x="9.959cm" svg:y="10.518cm">
          <draw:text-box>
            <text:p>A</text:p>
          </draw:text-box>
        </draw:frame>
        <draw:custom-shape draw:style-name="gr54" draw:text-style-name="P17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1.429cm" svg:height="0.882cm" svg:x="12.7cm" svg:y="13.718cm">
          <draw:text-box>
            <text:p>153</text:p>
          </draw:text-box>
        </draw:frame>
        <draw:frame draw:style-name="gr59" draw:text-style-name="P4" draw:layer="layout" svg:width="1.12cm" svg:height="0.882cm" svg:x="12.671cm" svg:y="12.718cm">
          <draw:text-box>
            <text:p>26</text:p>
          </draw:text-box>
        </draw:frame>
        <draw:frame draw:style-name="gr58" draw:text-style-name="P4" draw:layer="layout" svg:width="1.429cm" svg:height="0.882cm" svg:x="12.701cm" svg:y="13.718cm">
          <draw:text-box>
            <text:p>153</text:p>
          </draw:text-box>
        </draw:frame>
        <draw:frame draw:style-name="gr58" draw:text-style-name="P4" draw:layer="layout" svg:width="1.429cm" svg:height="0.882cm" svg:x="12.7cm" svg:y="11.518cm">
          <draw:text-box>
            <text:p>102</text:p>
          </draw:text-box>
        </draw:frame>
        <draw:frame draw:style-name="gr58" draw:text-style-name="P4" draw:layer="layout" svg:width="1.429cm" svg:height="0.882cm" svg:x="12.671cm" svg:y="10.418cm">
          <draw:text-box>
            <text:p>255</text:p>
          </draw:text-box>
        </draw:frame>
        <draw:frame draw:style-name="gr60" draw:text-style-name="P4" draw:layer="layout" svg:width="6.027cm" svg:height="0.992cm" svg:x="12.843cm" svg:y="8.908cm">
          <draw:text-box>
            <text:p>紫 [153, 26, 102, 255]</text:p>
          </draw:text-box>
        </draw:frame>
        <draw:frame draw:style-name="gr58" draw:text-style-name="P4" draw:layer="layout" svg:width="1.429cm" svg:height="0.882cm" svg:x="12.701cm" svg:y="11.518cm">
          <draw:text-box>
            <text:p>102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6" draw:style-name="dp1" draw:master-page-name="標準">
        <draw:custom-shape draw:style-name="gr61" draw:text-style-name="P18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62" draw:text-style-name="P20" draw:layer="layout" svg:width="1.2cm" svg:height="1.2cm" svg:x="9cm" svg:y="15.8cm">
          <text:p text:style-name="P19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0.2cm" svg:y="15.8cm">
          <text:p text:style-name="P19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4cm" svg:y="15.8cm">
          <text:p text:style-name="P19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2.6cm" svg:y="15.8cm">
          <text:p text:style-name="P19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3.8cm" svg:y="15.8cm">
          <text:p text:style-name="P19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5cm" svg:y="15.8cm">
          <text:p text:style-name="P19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6.2cm" svg:y="15.8cm">
          <text:p text:style-name="P19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7.4cm" svg:y="15.8cm">
          <text:p text:style-name="P19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1cm" svg:y="15.8cm">
          <text:p text:style-name="P19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2.2cm" svg:y="15.8cm">
          <text:p text:style-name="P19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3.4cm" svg:y="15.8cm">
          <text:p text:style-name="P19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4.6cm" svg:y="15.8cm">
          <text:p text:style-name="P19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9cm" svg:y1="16.4cm" svg:x2="20.5cm" svg:y2="16.4cm">
          <text:p/>
        </draw:line>
        <draw:custom-shape draw:style-name="gr62" draw:text-style-name="P20" draw:layer="layout" svg:width="1.2cm" svg:height="1.2cm" svg:x="9cm" svg:y="13cm">
          <text:p text:style-name="P19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0.2cm" svg:y="13cm">
          <text:p text:style-name="P19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4cm" svg:y="13cm">
          <text:p text:style-name="P19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2.6cm" svg:y="13cm">
          <text:p text:style-name="P19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3.8cm" svg:y="13cm">
          <text:p text:style-name="P19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5cm" svg:y="13cm">
          <text:p text:style-name="P19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18.7cm" svg:y="13cm">
          <text:p text:style-name="P19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19.9cm" svg:y="13cm">
          <text:p text:style-name="P19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1.1cm" svg:y="13cm">
          <text:p text:style-name="P19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6.7cm" svg:y1="13.6cm" svg:x2="18.2cm" svg:y2="13.6cm">
          <text:p/>
        </draw:line>
        <draw:custom-shape draw:style-name="gr62" draw:text-style-name="P20" draw:layer="layout" svg:width="1.2cm" svg:height="1.2cm" svg:x="9cm" svg:y="10.3cm">
          <text:p text:style-name="P19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0.2cm" svg:y="10.3cm">
          <text:p text:style-name="P19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13.8cm" svg:y="10.3cm">
          <text:p text:style-name="P19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1.8cm" svg:y1="10.9cm" svg:x2="13.3cm" svg:y2="10.9cm">
          <text:p/>
        </draw:line>
        <draw:frame draw:style-name="gr66" draw:text-style-name="P4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67" draw:text-style-name="P4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67" draw:text-style-name="P4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62" draw:text-style-name="P20" draw:layer="layout" svg:width="1.2cm" svg:height="1.2cm" svg:x="6.2cm" svg:y="2.2cm">
          <text:p text:style-name="P19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7.4cm" svg:y="2.2cm">
          <text:p text:style-name="P19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6cm" svg:y="2.2cm">
          <text:p text:style-name="P19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9.8cm" svg:y="2.2cm">
          <text:p text:style-name="P19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6.2cm" svg:y="3.4cm">
          <text:p text:style-name="P19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7.4cm" svg:y="3.4cm">
          <text:p text:style-name="P19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6cm" svg:y="3.4cm">
          <text:p text:style-name="P19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9.8cm" svg:y="3.4cm">
          <text:p text:style-name="P19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6.2cm" svg:y="4.6cm">
          <text:p text:style-name="P19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7.4cm" svg:y="4.6cm">
          <text:p text:style-name="P19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6cm" svg:y="4.6cm">
          <text:p text:style-name="P19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9.8cm" svg:y="4.6cm">
          <text:p text:style-name="P19"><text:span text:style-name="T6">11</text:span></text:p>
          <draw:enhanced-geometry svg:viewBox="0 0 21600 21600" draw:type="rectangle" draw:enhanced-path="M 0 0 L 21600 0 21600 21600 0 21600 0 0 Z N"/>
        </draw:custom-shape>
        <draw:line draw:style-name="gr68" draw:text-style-name="P13" draw:layer="layout" svg:x1="5.8cm" svg:y1="2.2cm" svg:x2="5.8cm" svg:y2="5.9cm">
          <text:p/>
        </draw:line>
        <draw:frame draw:style-name="gr69" draw:text-style-name="P4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68" draw:text-style-name="P13" draw:layer="layout" svg:x1="6.2cm" svg:y1="1.8cm" svg:x2="11cm" svg:y2="1.8cm">
          <text:p/>
        </draw:line>
        <draw:frame draw:style-name="gr69" draw:text-style-name="P4" draw:layer="layout" svg:width="1.802cm" svg:height="0.992cm" svg:x="7.6cm" svg:y="0.908cm">
          <draw:text-box>
            <text:p>横幅4</text:p>
          </draw:text-box>
        </draw:frame>
        <draw:custom-shape draw:style-name="gr70" draw:text-style-name="P23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3" draw:layer="layout" svg:x1="9.7cm" svg:y1="4.2cm" svg:x2="13.5cm" svg:y2="4.2cm">
          <text:p/>
        </draw:line>
        <draw:frame draw:style-name="gr72" draw:text-style-name="P25" draw:layer="layout" svg:width="4.841cm" svg:height="1.513cm" svg:x="13.559cm" svg:y="3.4cm">
          <draw:text-box>
            <text:p text:style-name="P24">(row, col)</text:p>
            <text:p text:style-name="P24">= cols*row + row</text:p>
          </draw:text-box>
        </draw:frame>
        <draw:frame draw:style-name="gr73" draw:text-style-name="P4" draw:layer="layout" svg:width="1.988cm" svg:height="0.992cm" svg:x="16.9cm" svg:y="1.108cm">
          <draw:text-box>
            <text:p>未使用</text:p>
          </draw:text-box>
        </draw:frame>
        <draw:frame draw:style-name="gr74" draw:text-style-name="P4" draw:layer="layout" svg:width="3.453cm" svg:height="0.882cm" svg:x="5.147cm" svg:y="10.418cm">
          <draw:text-box>
            <text:p>cv.CV_8UC1</text:p>
          </draw:text-box>
        </draw:frame>
        <draw:frame draw:style-name="gr74" draw:text-style-name="P4" draw:layer="layout" svg:width="3.453cm" svg:height="0.882cm" svg:x="5.147cm" svg:y="13.118cm">
          <draw:text-box>
            <text:p>cv.CV_8UC3</text:p>
          </draw:text-box>
        </draw:frame>
        <draw:frame draw:style-name="gr74" draw:text-style-name="P4" draw:layer="layout" svg:width="3.453cm" svg:height="0.882cm" svg:x="5.147cm" svg:y="16cm">
          <draw:text-box>
            <text:p>cv.CV_8UC4</text:p>
          </draw:text-box>
        </draw:frame>
      </draw:page>
      <draw:page draw:name="page7" draw:style-name="dp1" draw:master-page-name="標準">
        <draw:frame draw:style-name="gr75" draw:text-style-name="P26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75" draw:text-style-name="P26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75" draw:text-style-name="P26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76" draw:text-style-name="P27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8" draw:text-style-name="P29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0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80" draw:text-style-name="P9" draw:layer="layout" svg:width="0.803cm" svg:height="3.406cm" svg:x="8.142cm" svg:y="10.134cm">
          <draw:text-box>
            <text:p><text:span text:style-name="T4">r</text:span></text:p>
            <text:p text:style-name="P31"><text:span text:style-name="T4">g</text:span><text:span text:style-name="T4"><text:line-break/></text:span><text:span text:style-name="T4">b</text:span></text:p>
          </draw:text-box>
        </draw:frame>
        <draw:frame draw:style-name="gr81" draw:text-style-name="P9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1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82" draw:text-style-name="P33" draw:layer="layout" svg:width="5.002cm" svg:height="3.406cm" svg:x="10.9cm" svg:y="10.034cm">
          <draw:text-box>
            <text:p text:style-name="P32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1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83" draw:text-style-name="P34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35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75" draw:text-style-name="P26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75" draw:text-style-name="P26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85" draw:text-style-name="P36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85" draw:text-style-name="P36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85" draw:text-style-name="P36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76" draw:text-style-name="P27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37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8" draw:text-style-name="P29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8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3" draw:text-style-name="P34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9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89" draw:text-style-name="P36" draw:layer="layout" svg:x1="19.5cm" svg:y1="13.1cm" svg:x2="22.6cm" svg:y2="13.1cm">
          <text:p/>
        </draw:line>
        <draw:line draw:style-name="gr89" draw:text-style-name="P36" draw:layer="layout" svg:x1="19.5cm" svg:y1="11.9cm" svg:x2="24.1cm" svg:y2="11.9cm">
          <text:p/>
        </draw:line>
        <draw:line draw:style-name="gr89" draw:text-style-name="P36" draw:layer="layout" svg:x1="19.4cm" svg:y1="10.6cm" svg:x2="25.9cm" svg:y2="10.6cm">
          <text:p/>
        </draw:line>
        <draw:frame draw:style-name="gr90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91" draw:text-style-name="P9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91" draw:text-style-name="P9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91" draw:text-style-name="P40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91" draw:text-style-name="P40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92" draw:text-style-name="P9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91" draw:text-style-name="P40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91" draw:text-style-name="P40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93" draw:text-style-name="P9" draw:layer="layout" svg:width="0.93cm" svg:height="3.406cm" svg:x="18.434cm" svg:y="10.186cm">
          <draw:text-box>
            <text:p><text:span text:style-name="T4">r’</text:span></text:p>
            <text:p text:style-name="P31"><text:span text:style-name="T4">g’</text:span><text:span text:style-name="T4"><text:line-break/></text:span><text:span text:style-name="T4">b’</text:span></text:p>
          </draw:text-box>
        </draw:frame>
        <draw:frame draw:style-name="gr75" draw:text-style-name="P26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91" draw:text-style-name="P9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90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94" draw:text-style-name="P9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3</text:span></text:p>
          </draw:text-box>
        </draw:frame>
      </draw:page>
      <draw:page draw:name="page8" draw:style-name="dp1" draw:master-page-name="標準">
        <draw:custom-shape draw:style-name="gr62" draw:text-style-name="P20" draw:layer="layout" svg:width="1.2cm" svg:height="1.2cm" svg:x="10.4cm" svg:y="9.514cm">
          <text:p text:style-name="P19"><text:span text:style-name="T6">h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6cm" svg:y="9.514cm">
          <text:p text:style-name="P19"><text:span text:style-name="T6">s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2.8cm" svg:y="9.514cm">
          <text:p text:style-name="P19"><text:span text:style-name="T6">v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4cm" svg:y="9.514cm">
          <text:p text:style-name="P19"><text:span text:style-name="T6">h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5.2cm" svg:y="9.514cm">
          <text:p text:style-name="P19"><text:span text:style-name="T6">s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6.4cm" svg:y="9.514cm">
          <text:p text:style-name="P19"><text:span text:style-name="T7">v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0.1cm" svg:y="9.514cm">
          <text:p text:style-name="P19"><text:span text:style-name="T6">h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1.3cm" svg:y="9.514cm">
          <text:p text:style-name="P19"><text:span text:style-name="T6">s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2.5cm" svg:y="9.514cm">
          <text:p text:style-name="P19"><text:span text:style-name="T6">v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8.1cm" svg:y1="10.114cm" svg:x2="19.6cm" svg:y2="10.114cm">
          <text:p/>
        </draw:line>
        <draw:frame draw:style-name="gr67" draw:text-style-name="P4" draw:layer="layout" svg:width="13.7cm" svg:height="0.914cm" svg:x="10.6cm" svg:y="8.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74" draw:text-style-name="P4" draw:layer="layout" svg:width="3.453cm" svg:height="0.882cm" svg:x="6.547cm" svg:y="9.632cm">
          <draw:text-box>
            <text:p>cv.CV_8UC3</text:p>
          </draw:text-box>
        </draw:frame>
        <draw:frame draw:style-name="gr95" draw:text-style-name="P4" draw:layer="layout" svg:width="2.513cm" svg:height="0.882cm" svg:x="9.7cm" svg:y="10.818cm">
          <draw:text-box>
            <text:p>[0, 180]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5</text:span></text:p>
          </draw:text-box>
        </draw:frame>
      </draw:page>
      <draw:page draw:name="page9" draw:style-name="dp1" draw:master-page-name="標準">
        <draw:custom-shape draw:style-name="gr62" draw:text-style-name="P42" draw:layer="layout" svg:width="1.2cm" svg:height="1.2cm" svg:x="6.7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frame draw:style-name="gr67" draw:text-style-name="P4" draw:layer="layout" svg:width="9.4cm" svg:height="0.914cm" svg:x="6.9cm" svg:y="6.2cm">
          <draw:text-box>
            <text:p>7 <text:s text:c="4"/>6 <text:s text:c="4"/>5 <text:s text:c="4"/>4 <text:s text:c="5"/>3 <text:s text:c="4"/>2 <text:s text:c="4"/>1 <text:s text:c="4"/>0</text:p>
          </draw:text-box>
        </draw:frame>
        <draw:custom-shape draw:style-name="gr62" draw:text-style-name="P42" draw:layer="layout" svg:width="1.2cm" svg:height="1.2cm" svg:x="7.9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1.5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2.7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3.9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5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5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7" draw:text-style-name="P18" draw:layer="layout" svg:width="2.8cm" svg:height="0.7cm" svg:x="13.7cm" svg:y="8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2" draw:layer="layout" svg:width="1.2cm" svg:height="1.2cm" svg:x="6.7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7.9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1.5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2.7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3.9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5.1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5.1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frame draw:style-name="gr98" draw:text-style-name="P4" draw:layer="layout" svg:width="1.785cm" svg:height="0.882cm" svg:x="16.9cm" svg:y="7.218cm">
          <draw:text-box>
            <text:p>173<text:span text:style-name="T16">10</text:span></text:p>
          </draw:text-box>
        </draw:frame>
        <draw:frame draw:style-name="gr98" draw:text-style-name="P4" draw:layer="layout" svg:width="1.785cm" svg:height="0.882cm" svg:x="16.915cm" svg:y="9.818cm">
          <draw:text-box>
            <text:p>172<text:span text:style-name="T16">10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6</text:span></text:p>
          </draw:text-box>
        </draw:frame>
      </draw:page>
      <draw:page draw:name="page10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5.7</text:span></text:p>
          </draw:text-box>
        </draw:frame>
        <draw:custom-shape draw:name="正方形/長方形 5" draw:style-name="gr99" draw:text-style-name="P44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00" draw:text-style-name="P45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01" draw:text-style-name="P46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02" draw:text-style-name="P48" draw:layer="layout" svg:width="1.51cm" svg:height="0.759cm" svg:x="8.737cm" svg:y="6.997cm">
          <text:p text:style-name="P47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03" draw:text-style-name="P49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04" draw:text-style-name="P48" draw:layer="layout" svg:width="1.608cm" svg:height="0.759cm" svg:x="13.302cm" svg:y="6.02cm">
          <text:p text:style-name="P47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05" draw:text-style-name="P50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06" draw:text-style-name="P48" draw:layer="layout" svg:width="1.213cm" svg:height="0.759cm" svg:x="13.5cm" svg:y="10.221cm">
          <text:p text:style-name="P47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01" draw:text-style-name="P46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01" draw:text-style-name="P46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01" draw:text-style-name="P46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01" draw:text-style-name="P46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01" draw:text-style-name="P46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01" draw:text-style-name="P46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01" draw:text-style-name="P46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01" draw:text-style-name="P46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01" draw:text-style-name="P46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01" draw:text-style-name="P46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01" draw:text-style-name="P46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01" draw:text-style-name="P46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01" draw:text-style-name="P46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01" draw:text-style-name="P46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01" draw:text-style-name="P46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01" draw:text-style-name="P46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07" draw:text-style-name="P48" draw:layer="layout" svg:width="1.743cm" svg:height="0.759cm" svg:x="3.499cm" svg:y="6.393cm">
          <text:p text:style-name="P47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08" draw:text-style-name="P52" draw:layer="layout" svg:width="2.283cm" svg:height="0.759cm" svg:x="5.699cm" svg:y="6.407cm">
          <text:p text:style-name="P51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09" draw:text-style-name="P53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01" draw:text-style-name="P46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01" draw:text-style-name="P46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01" draw:text-style-name="P46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01" draw:text-style-name="P46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01" draw:text-style-name="P46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01" draw:text-style-name="P46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01" draw:text-style-name="P46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01" draw:text-style-name="P46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01" draw:text-style-name="P46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01" draw:text-style-name="P46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01" draw:text-style-name="P46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01" draw:text-style-name="P46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01" draw:text-style-name="P46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01" draw:text-style-name="P46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01" draw:text-style-name="P46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10" draw:text-style-name="P48" draw:layer="layout" svg:width="1.611cm" svg:height="0.759cm" svg:x="17.283cm" svg:y="6.391cm">
          <text:p text:style-name="P47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11" draw:text-style-name="P52" draw:layer="layout" svg:width="2.399cm" svg:height="0.759cm" svg:x="19.301cm" svg:y="6.405cm">
          <text:p text:style-name="P51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12" draw:text-style-name="P48" draw:layer="layout" svg:width="2.227cm" svg:height="0.758cm" svg:x="11.361cm" svg:y="8.04cm">
          <text:p text:style-name="P47"><text:span text:style-name="T20">閾値 </text:span><text:span text:style-name="T21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13" draw:text-style-name="P45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14" draw:text-style-name="P44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テキスト ボックス 53" draw:style-name="gr115" draw:text-style-name="P48" draw:layer="layout" svg:width="1.213cm" svg:height="0.759cm" svg:x="4.746cm" svg:y="6.372cm">
          <text:p text:style-name="P47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01" draw:text-style-name="P46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16" draw:text-style-name="P48" draw:layer="layout" svg:width="1.213cm" svg:height="0.759cm" svg:x="8.886cm" svg:y="8.997cm">
          <text:p text:style-name="P47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17" draw:text-style-name="P45" draw:layer="layout" svg:width="3.914cm" svg:height="0.615cm" draw:transform="rotate (0.526565835326689) translate (5.043cm 9.29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18" draw:text-style-name="P45" draw:layer="layout" svg:width="3.194cm" svg:height="0.573cm" draw:transform="rotate (0.31398473243378) translate (9.913cm 11.02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05" draw:text-style-name="P50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19" draw:text-style-name="P48" draw:layer="layout" svg:width="1.213cm" svg:height="0.759cm" svg:x="18.464cm" svg:y="6.393cm">
          <text:p text:style-name="P47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20" draw:text-style-name="P45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21" draw:text-style-name="P45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1" draw:style-name="dp1" draw:master-page-name="標準">
        <draw:frame draw:name="表 6" draw:style-name="standard" draw:layer="layout" svg:width="3.72cm" svg:height="3.729cm" svg:x="15.579cm" svg:y="9.57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4"><text:span text:style-name="T22">11</text:span></text:p>
              </table:table-cell>
              <table:table-cell>
                <text:p text:style-name="P54"><text:span text:style-name="T22">13</text:span></text:p>
              </table:table-cell>
              <table:table-cell>
                <text:p text:style-name="P54"><text:span text:style-name="T22">14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22">12</text:span></text:p>
              </table:table-cell>
              <table:table-cell table:style-name="ce2">
                <text:p text:style-name="P54"><text:span text:style-name="T22">17</text:span></text:p>
              </table:table-cell>
              <table:table-cell>
                <text:p text:style-name="P54"><text:span text:style-name="T22">13</text:span></text:p>
              </table:table-cell>
            </table:table-row>
            <table:table-row table:style-name="ro2" table:default-cell-style-name="ce1">
              <table:table-cell>
                <text:p text:style-name="P54"><text:span text:style-name="T22">11</text:span></text:p>
              </table:table-cell>
              <table:table-cell>
                <text:p text:style-name="P54"><text:span text:style-name="T22">14</text:span></text:p>
              </table:table-cell>
              <table:table-cell>
                <text:p text:style-name="P54"><text:span text:style-name="T2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テキスト ボックス 8" draw:style-name="gr122" draw:text-style-name="P56" draw:layer="layout" svg:width="3.721cm" svg:height="0.841cm" svg:x="15.579cm" svg:y="8.74cm">
          <text:p text:style-name="P55"><text:span text:style-name="T23">乗算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23" draw:text-style-name="P58" draw:layer="layout" svg:width="1.043cm" svg:height="0.842cm" svg:x="19.6cm" svg:y="10.966cm">
          <text:p text:style-name="P57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1" draw:style-name="standard" draw:layer="layout" svg:width="3.718cm" svg:height="3.729cm" svg:x="21.082cm" svg:y="9.579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54"><text:span text:style-name="T22">120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表 3" draw:style-name="standard" draw:layer="layout" svg:width="3.718cm" svg:height="3.729cm" svg:x="4.8cm" svg:y="9.547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4"><text:span text:style-name="T22">99</text:span></text:p>
              </table:table-cell>
              <table:table-cell>
                <text:p text:style-name="P54"><text:span text:style-name="T22">117</text:span></text:p>
              </table:table-cell>
              <table:table-cell>
                <text:p text:style-name="P54"><text:span text:style-name="T22">126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22">108</text:span></text:p>
              </table:table-cell>
              <table:table-cell table:style-name="ce2">
                <text:p text:style-name="P54"><text:span text:style-name="T22">153</text:span></text:p>
              </table:table-cell>
              <table:table-cell>
                <text:p text:style-name="P54"><text:span text:style-name="T22">117</text:span></text:p>
              </table:table-cell>
            </table:table-row>
            <table:table-row table:style-name="ro2" table:default-cell-style-name="ce1">
              <table:table-cell>
                <text:p text:style-name="P54"><text:span text:style-name="T22">99</text:span></text:p>
              </table:table-cell>
              <table:table-cell>
                <text:p text:style-name="P54"><text:span text:style-name="T22">126</text:span></text:p>
              </table:table-cell>
              <table:table-cell>
                <text:p text:style-name="P54"><text:span text:style-name="T22">13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4" draw:style-name="standard" draw:layer="layout" svg:width="3.72cm" svg:height="3.729cm" svg:x="10.094cm" svg:y="9.54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22">1/9</text:span></text:p>
              </table:table-cell>
              <table:table-cell table:style-name="ce2"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</table:table-row>
            <table:table-row table:style-name="ro2" table:default-cell-style-name="ce1"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9" draw:style-name="gr124" draw:text-style-name="P56" draw:layer="layout" svg:width="1.689cm" svg:height="0.842cm" svg:x="5.911cm" svg:y="8.664cm">
          <text:p text:style-name="P55"><text:span text:style-name="T23">入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25" draw:text-style-name="P56" draw:layer="layout" svg:width="2.481cm" svg:height="0.841cm" svg:x="10.819cm" svg:y="8.608cm">
          <text:p text:style-name="P55"><text:span text:style-name="T23">フィル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上カーブ矢印 3" draw:style-name="gr126" draw:text-style-name="P59" draw:layer="layout" svg:width="5.414cm" svg:height="1.015cm" svg:x="6.66cm" svg:y="13.1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上カーブ矢印 11" draw:style-name="gr126" draw:text-style-name="P59" draw:layer="layout" svg:width="5.414cm" svg:height="1.015cm" svg:x="5.308cm" svg:y="8.689cm">
          <text:p/>
          <draw:enhanced-geometry draw:mirror-horizontal="false" draw:mirror-vertical="tru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テキスト ボックス 11" draw:style-name="gr127" draw:text-style-name="P61" draw:layer="layout" svg:width="1.653cm" svg:height="0.841cm" svg:x="22.191cm" svg:y="8.6cm">
          <text:p text:style-name="P60"><text:span text:style-name="T23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28" draw:text-style-name="P58" draw:layer="layout" svg:width="0.994cm" svg:height="0.842cm" svg:x="19.606cm" svg:y="10.366cm">
          <text:p text:style-name="P57"><text:span text:style-name="T24">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29" draw:text-style-name="P58" draw:layer="layout" svg:width="1.043cm" svg:height="0.842cm" svg:x="19.6cm" svg:y="10.966cm">
          <text:p text:style-name="P57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30" draw:text-style-name="P58" draw:layer="layout" svg:width="1.043cm" svg:height="0.842cm" svg:x="14.2cm" svg:y="11.008cm">
          <text:p text:style-name="P57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</draw:page>
      <draw:page draw:name="page12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  <draw:frame draw:name="表 5" draw:style-name="standard" draw:layer="layout" svg:width="3.718cm" svg:height="3.729cm" svg:x="7.54cm" svg:y="9.552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2"><text:span text:style-name="T22">99</text:span></text:p>
              </table:table-cell>
              <table:table-cell table:style-name="ce4">
                <text:p text:style-name="P62"><text:span text:style-name="T22">117</text:span></text:p>
              </table:table-cell>
              <table:table-cell>
                <text:p text:style-name="P62"><text:span text:style-name="T22">126</text:span></text:p>
              </table:table-cell>
            </table:table-row>
            <table:table-row table:style-name="ro1">
              <table:table-cell table:style-name="ce5">
                <text:p text:style-name="P62"><text:span text:style-name="T22">108</text:span></text:p>
              </table:table-cell>
              <table:table-cell table:style-name="ce6">
                <text:p text:style-name="P63"><text:span text:style-name="T25">153</text:span></text:p>
              </table:table-cell>
              <table:table-cell table:style-name="ce7">
                <text:p text:style-name="P62"><text:span text:style-name="T22">117</text:span></text:p>
              </table:table-cell>
            </table:table-row>
            <table:table-row table:style-name="ro2" table:default-cell-style-name="ce3">
              <table:table-cell>
                <text:p text:style-name="P62"><text:span text:style-name="T22">99</text:span></text:p>
              </table:table-cell>
              <table:table-cell table:style-name="ce8">
                <text:p text:style-name="P62"><text:span text:style-name="T22">126</text:span></text:p>
              </table:table-cell>
              <table:table-cell>
                <text:p text:style-name="P62"><text:span text:style-name="T22">1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 2" draw:style-name="standard" draw:layer="layout" svg:width="3.718cm" svg:height="3.729cm" svg:x="8.813cm" svg:y="8.344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2"><text:span text:style-name="T22">?</text:span></text:p>
              </table:table-cell>
              <table:table-cell table:style-name="ce4">
                <text:p text:style-name="P62"><text:span text:style-name="T22">?</text:span></text:p>
              </table:table-cell>
              <table:table-cell>
                <text:p text:style-name="P62"><text:span text:style-name="T22">?</text:span></text:p>
              </table:table-cell>
            </table:table-row>
            <table:table-row table:style-name="ro1">
              <table:table-cell table:style-name="ce9">
                <text:p text:style-name="P62"><text:span text:style-name="T22">117</text:span></text:p>
              </table:table-cell>
              <table:table-cell table:style-name="ce10">
                <text:p text:style-name="P63"><text:span text:style-name="T25">126</text:span></text:p>
              </table:table-cell>
              <table:table-cell table:style-name="ce7">
                <text:p text:style-name="P62"><text:span text:style-name="T22">?</text:span></text:p>
              </table:table-cell>
            </table:table-row>
            <table:table-row table:style-name="ro2">
              <table:table-cell table:style-name="ce11">
                <text:p text:style-name="P64"><text:span text:style-name="T26">153</text:span></text:p>
              </table:table-cell>
              <table:table-cell table:style-name="ce12">
                <text:p text:style-name="P62"><text:span text:style-name="T22">117</text:span></text:p>
              </table:table-cell>
              <table:table-cell table:style-name="ce3">
                <text:p text:style-name="P62"><text:span text:style-name="T22">?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3" draw:style-name="dp1" draw:master-page-name="標準">
        <draw:g>
          <draw:line draw:style-name="gr131" draw:text-style-name="P13" draw:layer="layout" svg:x1="6cm" svg:y1="6cm" svg:x2="11cm" svg:y2="6cm">
            <text:p/>
          </draw:line>
          <draw:line draw:style-name="gr131" draw:text-style-name="P13" draw:layer="layout" svg:x1="6cm" svg:y1="7cm" svg:x2="11cm" svg:y2="7cm">
            <text:p/>
          </draw:line>
          <draw:line draw:style-name="gr131" draw:text-style-name="P13" draw:layer="layout" svg:x1="6cm" svg:y1="8cm" svg:x2="11cm" svg:y2="8cm">
            <text:p/>
          </draw:line>
          <draw:line draw:style-name="gr131" draw:text-style-name="P13" draw:layer="layout" svg:x1="6cm" svg:y1="9cm" svg:x2="11cm" svg:y2="9cm">
            <text:p/>
          </draw:line>
          <draw:line draw:style-name="gr131" draw:text-style-name="P13" draw:layer="layout" svg:x1="6cm" svg:y1="10cm" svg:x2="11cm" svg:y2="10cm">
            <text:p/>
          </draw:line>
          <draw:line draw:style-name="gr131" draw:text-style-name="P13" draw:layer="layout" svg:x1="6cm" svg:y1="10cm" svg:x2="6cm" svg:y2="6cm">
            <text:p/>
          </draw:line>
          <draw:line draw:style-name="gr131" draw:text-style-name="P13" draw:layer="layout" svg:x1="7cm" svg:y1="10cm" svg:x2="7cm" svg:y2="6cm">
            <text:p/>
          </draw:line>
          <draw:line draw:style-name="gr131" draw:text-style-name="P13" draw:layer="layout" svg:x1="8cm" svg:y1="10cm" svg:x2="8cm" svg:y2="6cm">
            <text:p/>
          </draw:line>
          <draw:line draw:style-name="gr131" draw:text-style-name="P13" draw:layer="layout" svg:x1="9cm" svg:y1="10cm" svg:x2="9cm" svg:y2="6cm">
            <text:p/>
          </draw:line>
          <draw:line draw:style-name="gr131" draw:text-style-name="P13" draw:layer="layout" svg:x1="11cm" svg:y1="10cm" svg:x2="11cm" svg:y2="6cm">
            <text:p/>
          </draw:line>
          <draw:line draw:style-name="gr131" draw:text-style-name="P13" draw:layer="layout" svg:x1="10cm" svg:y1="10cm" svg:x2="10cm" svg:y2="6cm">
            <text:p/>
          </draw:line>
        </draw:g>
        <draw:g>
          <draw:line draw:style-name="gr131" draw:text-style-name="P13" draw:layer="layout" svg:x1="13.5cm" svg:y1="6cm" svg:x2="18.5cm" svg:y2="6cm">
            <text:p/>
          </draw:line>
          <draw:line draw:style-name="gr131" draw:text-style-name="P13" draw:layer="layout" svg:x1="13.5cm" svg:y1="7cm" svg:x2="18.5cm" svg:y2="7cm">
            <text:p/>
          </draw:line>
          <draw:line draw:style-name="gr131" draw:text-style-name="P13" draw:layer="layout" svg:x1="13.5cm" svg:y1="8cm" svg:x2="18.5cm" svg:y2="8cm">
            <text:p/>
          </draw:line>
          <draw:line draw:style-name="gr131" draw:text-style-name="P13" draw:layer="layout" svg:x1="13.5cm" svg:y1="9cm" svg:x2="18.5cm" svg:y2="9cm">
            <text:p/>
          </draw:line>
          <draw:line draw:style-name="gr131" draw:text-style-name="P13" draw:layer="layout" svg:x1="13.5cm" svg:y1="10cm" svg:x2="18.5cm" svg:y2="10cm">
            <text:p/>
          </draw:line>
          <draw:line draw:style-name="gr131" draw:text-style-name="P13" draw:layer="layout" svg:x1="13.5cm" svg:y1="10cm" svg:x2="13.5cm" svg:y2="6cm">
            <text:p/>
          </draw:line>
          <draw:line draw:style-name="gr131" draw:text-style-name="P13" draw:layer="layout" svg:x1="14.5cm" svg:y1="10cm" svg:x2="14.5cm" svg:y2="6cm">
            <text:p/>
          </draw:line>
          <draw:line draw:style-name="gr131" draw:text-style-name="P13" draw:layer="layout" svg:x1="15.5cm" svg:y1="10cm" svg:x2="15.5cm" svg:y2="6cm">
            <text:p/>
          </draw:line>
          <draw:line draw:style-name="gr131" draw:text-style-name="P13" draw:layer="layout" svg:x1="16.5cm" svg:y1="10cm" svg:x2="16.5cm" svg:y2="6cm">
            <text:p/>
          </draw:line>
          <draw:line draw:style-name="gr131" draw:text-style-name="P13" draw:layer="layout" svg:x1="18.5cm" svg:y1="10cm" svg:x2="18.5cm" svg:y2="6cm">
            <text:p/>
          </draw:line>
          <draw:line draw:style-name="gr131" draw:text-style-name="P13" draw:layer="layout" svg:x1="17.5cm" svg:y1="10cm" svg:x2="17.5cm" svg:y2="6cm">
            <text:p/>
          </draw:line>
        </draw:g>
        <draw:custom-shape draw:style-name="gr132" draw:text-style-name="P18" draw:layer="layout" svg:width="0.4cm" svg:height="0.4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8" draw:layer="layout" svg:width="0.4cm" svg:height="0.4cm" svg:x="10.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8" draw:layer="layout" svg:width="0.4cm" svg:height="0.4cm" svg:x="13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8" draw:layer="layout" svg:width="0.4cm" svg:height="0.4cm" svg:x="18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3" draw:text-style-name="P13" draw:layer="layout" svg:x1="6.2cm" svg:y1="9.8cm" svg:x2="10.8cm" svg:y2="6.2cm">
          <text:p/>
        </draw:line>
        <draw:line draw:style-name="gr134" draw:text-style-name="P13" draw:layer="layout" svg:x1="13.6cm" svg:y1="10cm" svg:x2="15.6cm" svg:y2="10cm">
          <text:p/>
        </draw:line>
        <draw:line draw:style-name="gr134" draw:text-style-name="P13" draw:layer="layout" svg:x1="15.5cm" svg:y1="8cm" svg:x2="17.5cm" svg:y2="8cm">
          <text:p/>
        </draw:line>
        <draw:line draw:style-name="gr135" draw:text-style-name="P13" draw:layer="layout" svg:x1="15.5cm" svg:y1="9.9cm" svg:x2="15.5cm" svg:y2="7.9cm">
          <text:p/>
        </draw:line>
        <draw:line draw:style-name="gr135" draw:text-style-name="P13" draw:layer="layout" svg:x1="18.5cm" svg:y1="7cm" svg:x2="18.5cm" svg:y2="5.9cm">
          <text:p/>
        </draw:line>
        <draw:line draw:style-name="gr135" draw:text-style-name="P13" draw:layer="layout" svg:x1="17.5cm" svg:y1="7.999cm" svg:x2="17.5cm" svg:y2="7cm">
          <text:p/>
        </draw:line>
        <draw:line draw:style-name="gr134" draw:text-style-name="P13" draw:layer="layout" svg:x1="17.5cm" svg:y1="7cm" svg:x2="18.5cm" svg:y2="7cm">
          <text:p/>
        </draw:line>
        <draw:line draw:style-name="gr136" draw:text-style-name="P13" draw:layer="layout" svg:x1="13.5cm" svg:y1="9.9cm" svg:x2="13.5cm" svg:y2="6cm">
          <text:p/>
        </draw:line>
        <draw:line draw:style-name="gr136" draw:text-style-name="P13" draw:layer="layout" svg:x1="13.5cm" svg:y1="6cm" svg:x2="18.6cm" svg:y2="6cm">
          <text:p/>
        </draw:line>
        <draw:frame draw:style-name="gr137" draw:text-style-name="P4" draw:layer="layout" svg:width="6.039cm" svg:height="0.992cm" svg:x="5.7cm" svg:y="10.381cm">
          <draw:text-box>
            <text:p>L2ノルム（対角線距離）</text:p>
          </draw:text-box>
        </draw:frame>
        <draw:frame draw:style-name="gr138" draw:text-style-name="P4" draw:layer="layout" svg:width="7.525cm" svg:height="0.992cm" svg:x="13.1cm" svg:y="10.408cm">
          <draw:text-box>
            <text:p>L1ノルム（マンハッタン距離）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6.3</text:span></text:p>
          </draw:text-box>
        </draw:frame>
      </draw:page>
      <draw:page draw:name="page14" draw:style-name="dp1" draw:master-page-name="標準">
        <draw:line draw:style-name="gr139" draw:text-style-name="P13" draw:layer="layout" svg:x1="8.9cm" svg:y1="10.7cm" svg:x2="11cm" svg:y2="9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6.4</text:span></text:p>
          </draw:text-box>
        </draw:frame>
        <draw:custom-shape draw:style-name="gr62" draw:text-style-name="P20" draw:layer="layout" svg:width="1.2cm" svg:height="1.2cm" svg:x="8.9cm" svg:y="5.9cm">
          <text:p text:style-name="P19"><text:span text:style-name="T6">x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7.1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8.3cm">
          <text:p text:style-name="P19"><text:span text:style-name="T6">x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9.5cm">
          <text:p text:style-name="P19"><text:span text:style-name="T6">x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5.1cm">
          <text:p text:style-name="P19"><text:span text:style-name="T6">y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65" draw:layer="layout" svg:width="1.2cm" svg:height="1.2cm" svg:x="11cm" svg:y="6.3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7.5cm">
          <text:p text:style-name="P19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8.7cm">
          <text:p text:style-name="P19"><text:span text:style-name="T6">y</text:span><text:span text:style-name="T7">3</text:span></text:p>
          <draw:enhanced-geometry svg:viewBox="0 0 21600 21600" draw:type="rectangle" draw:enhanced-path="M 0 0 L 21600 0 21600 21600 0 21600 0 0 Z N"/>
        </draw:custom-shape>
        <draw:line draw:style-name="gr139" draw:text-style-name="P13" draw:layer="layout" svg:x1="8.9cm" svg:y1="5.9cm" svg:x2="11cm" svg:y2="5.1cm">
          <text:p/>
        </draw:line>
        <draw:line draw:style-name="gr139" draw:text-style-name="P13" draw:layer="layout" svg:x1="10.1cm" svg:y1="5.9cm" svg:x2="12.2cm" svg:y2="5.1cm">
          <text:p/>
        </draw:line>
        <draw:line draw:style-name="gr139" draw:text-style-name="P13" draw:layer="layout" svg:x1="10.1cm" svg:y1="10.7cm" svg:x2="12.2cm" svg:y2="9.9cm">
          <text:p/>
        </draw:line>
        <draw:frame draw:style-name="gr140" draw:text-style-name="P4" draw:layer="layout" svg:width="1.366cm" svg:height="0.882cm" svg:x="8.7cm" svg:y="11cm">
          <draw:text-box>
            <text:p>ch0</text:p>
          </draw:text-box>
        </draw:frame>
        <draw:frame draw:style-name="gr140" draw:text-style-name="P4" draw:layer="layout" svg:width="1.366cm" svg:height="0.882cm" svg:x="10.934cm" svg:y="10.2cm">
          <draw:text-box>
            <text:p>ch1</text:p>
          </draw:text-box>
        </draw:frame>
        <draw:frame draw:style-name="gr141" draw:text-style-name="P4" draw:layer="layout" svg:width="3.685cm" svg:height="0.882cm" svg:x="13.715cm" svg:y="10.218cm">
          <draw:text-box>
            <text:p>cv.CV_32FC2</text:p>
          </draw:text-box>
        </draw:frame>
        <draw:line draw:style-name="gr142" draw:text-style-name="P13" draw:layer="layout" svg:x1="8.9cm" svg:y1="4.8cm" svg:x2="10.1cm" svg:y2="4.8cm">
          <text:p/>
        </draw:line>
        <draw:frame draw:style-name="gr143" draw:text-style-name="P4" draw:layer="layout" svg:width="2.123cm" svg:height="0.882cm" svg:x="8.477cm" svg:y="3.7cm">
          <draw:text-box>
            <text:p>cols=1</text:p>
          </draw:text-box>
        </draw:frame>
        <draw:line draw:style-name="gr142" draw:text-style-name="P13" draw:layer="layout" svg:x1="7.7cm" svg:y1="6cm" svg:x2="7.7cm" svg:y2="10.8cm">
          <text:p/>
        </draw:line>
        <draw:frame draw:style-name="gr144" draw:text-style-name="P4" draw:layer="layout" svg:width="2.36cm" svg:height="0.882cm" draw:transform="rotate (-1.5707963267949) translate (7.6cm 7.04cm)">
          <draw:text-box>
            <text:p>rows=4</text:p>
          </draw:text-box>
        </draw:frame>
        <draw:frame draw:style-name="gr145" draw:text-style-name="P4" draw:layer="layout" svg:width="5.51cm" svg:height="0.882cm" svg:x="12.4cm" svg:y="6.418cm">
          <draw:text-box>
            <text:p>mat.floatPtr(1, 0)[1]</text:p>
          </draw:text-box>
        </draw:frame>
        <draw:frame draw:style-name="gr146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46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46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46" draw:text-style-name="P4" draw:layer="layout" svg:width="0.811cm" svg:height="0.882cm" svg:x="7.989cm" svg:y="8.5cm">
          <draw:text-box draw:corner-radius="4.2cm">
            <text:p>2</text:p>
          </draw:text-box>
        </draw:frame>
        <draw:frame draw:style-name="gr146" draw:text-style-name="P4" draw:layer="layout" svg:width="0.811cm" svg:height="0.882cm" svg:x="7.9cm" svg:y="9.7cm">
          <draw:text-box draw:corner-radius="4.2cm">
            <text:p>3</text:p>
          </draw:text-box>
        </draw:frame>
      </draw:page>
      <draw:page draw:name="page15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47" draw:text-style-name="P66" draw:layer="layout" svg:width="1cm" svg:height="1cm" svg:x="0.9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12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4.9cm" svg:y="8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5.9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.9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3.9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3.9cm" svg:y="10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8" draw:layer="layout" svg:width="3cm" svg:height="3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9" draw:layer="layout" svg:width="0.6cm" svg:height="0.6cm" svg:x="6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6" draw:layer="layout" svg:width="1cm" svg:height="1cm" svg:x="11cm" svg:y="5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3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6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12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5cm" svg:y="8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6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3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4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8" draw:layer="layout" svg:width="3cm" svg:height="3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9" draw:layer="layout" svg:width="0.6cm" svg:height="0.6cm" svg:x="1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0" draw:layer="layout" svg:width="0.8cm" svg:height="1.7cm" svg:x="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70" draw:layer="layout" svg:width="0.8cm" svg:height="1.7cm" svg:x="1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9" draw:text-style-name="P66" draw:layer="layout" svg:width="1cm" svg:height="1cm" svg:x="20.9cm" svg:y="5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2.9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4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1" draw:layer="layout" svg:width="1cm" svg:height="1cm" svg:x="24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5.9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4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5.9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5.9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12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4.9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4.9cm" svg:y="8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5.9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2.9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3.9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3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7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9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7.9cm" svg:y="9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7.9cm" svg:y="10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1" draw:layer="layout" svg:width="1cm" svg:height="1cm" svg:x="21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1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4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5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4.9cm" svg:y="11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4.9cm" svg:y="12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11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11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12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1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0.9cm" svg:y="9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1.9cm" svg:y="9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0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1.9cm" svg:y="10.8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49" draw:text-style-name="P66" draw:layer="layout" svg:width="1cm" svg:height="1cm" svg:x="0.5cm" svg:y="6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10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72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4.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3.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8" draw:layer="layout" svg:width="3cm" svg:height="3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9" draw:layer="layout" svg:width="0.6cm" svg:height="0.6cm" svg:x="5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6" draw:layer="layout" svg:width="1cm" svg:height="1cm" svg:x="10.6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2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5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6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4.6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5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6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5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6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cm" svg:height="1cm" svg:x="16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cm" svg:height="1cm" svg:x="17.6cm" svg:y="12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4.6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4.6cm" svg:y="8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5.6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2.6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3.6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3.6cm" svg:y="10.9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8" draw:layer="layout" svg:width="3cm" svg:height="3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9" draw:layer="layout" svg:width="0.6cm" svg:height="0.6cm" svg:x="15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0" draw:layer="layout" svg:width="0.8cm" svg:height="1.7cm" svg:x="9.1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9" draw:text-style-name="P66" draw:layer="layout" svg:width="1cm" svg:height="1cm" svg:x="20.7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2.7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3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4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5.7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6.7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5.7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6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5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6.7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7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7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7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7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cm" svg:height="1cm" svg:x="27.7cm" svg:y="12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0.8cm" svg:height="1.7cm" svg:x="19.2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7" draw:text-style-name="P73" draw:layer="layout" svg:width="1cm" svg:height="1cm" svg:x="26.7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7.7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5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6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7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7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11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11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12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12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11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12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0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0.7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0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2.7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3.7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3.7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4.7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4.7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5.7cm" svg:y="9.9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標準">
        <draw:line draw:style-name="gr139" draw:text-style-name="P13" draw:layer="layout" svg:x1="8.9cm" svg:y1="11.9cm" svg:x2="15.3cm" svg:y2="9.5cm">
          <text:p/>
        </draw:line>
        <draw:custom-shape draw:style-name="gr62" draw:text-style-name="P20" draw:layer="layout" svg:width="1.2cm" svg:height="1.2cm" svg:x="11cm" svg:y="9.9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10.7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6.6</text:span></text:p>
          </draw:text-box>
        </draw:frame>
        <draw:custom-shape draw:style-name="gr62" draw:text-style-name="P20" draw:layer="layout" svg:width="1.2cm" svg:height="1.2cm" svg:x="8.9cm" svg:y="5.9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7.1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5.1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line draw:style-name="gr139" draw:text-style-name="P13" draw:layer="layout" svg:x1="8.9cm" svg:y1="5.9cm" svg:x2="15.2cm" svg:y2="3.5cm">
          <text:p/>
        </draw:line>
        <draw:line draw:style-name="gr139" draw:text-style-name="P13" draw:layer="layout" svg:x1="10.1cm" svg:y1="5.9cm" svg:x2="16.4cm" svg:y2="3.6cm">
          <text:p/>
        </draw:line>
        <draw:line draw:style-name="gr139" draw:text-style-name="P13" draw:layer="layout" svg:x1="10cm" svg:y1="11.9cm" svg:x2="16.2cm" svg:y2="9.5cm">
          <text:p/>
        </draw:line>
        <draw:frame draw:style-name="gr140" draw:text-style-name="P4" draw:layer="layout" svg:width="1.366cm" svg:height="0.882cm" svg:x="8.8cm" svg:y="12.1cm">
          <draw:text-box>
            <text:p>ch0</text:p>
          </draw:text-box>
        </draw:frame>
        <draw:frame draw:style-name="gr140" draw:text-style-name="P4" draw:layer="layout" svg:width="1.366cm" svg:height="0.882cm" svg:x="10.934cm" svg:y="11.218cm">
          <draw:text-box>
            <text:p>ch1</text:p>
          </draw:text-box>
        </draw:frame>
        <draw:frame draw:style-name="gr29" draw:text-style-name="P4" draw:layer="layout" svg:width="3.715cm" svg:height="0.882cm" svg:x="17.1cm" svg:y="10.618cm">
          <draw:text-box>
            <text:p>cv.CV_32SC4</text:p>
          </draw:text-box>
        </draw:frame>
        <draw:line draw:style-name="gr142" draw:text-style-name="P13" draw:layer="layout" svg:x1="8.9cm" svg:y1="4.8cm" svg:x2="10.1cm" svg:y2="4.8cm">
          <text:p/>
        </draw:line>
        <draw:frame draw:style-name="gr143" draw:text-style-name="P4" draw:layer="layout" svg:width="2.123cm" svg:height="0.882cm" svg:x="8.477cm" svg:y="3.7cm">
          <draw:text-box>
            <text:p>cols=1</text:p>
          </draw:text-box>
        </draw:frame>
        <draw:line draw:style-name="gr142" draw:text-style-name="P13" draw:layer="layout" svg:x1="7.7cm" svg:y1="6cm" svg:x2="7.7cm" svg:y2="11.9cm">
          <text:p/>
        </draw:line>
        <draw:frame draw:style-name="gr159" draw:text-style-name="P4" draw:layer="layout" svg:width="1.653cm" svg:height="0.882cm" draw:transform="rotate (-1.5707963267949) translate (7.6cm 7.647cm)">
          <draw:text-box>
            <text:p>rows</text:p>
          </draw:text-box>
        </draw:frame>
        <draw:frame draw:style-name="gr160" draw:text-style-name="P4" draw:layer="layout" svg:width="5.061cm" svg:height="0.882cm" svg:x="16.6cm" svg:y="5cm">
          <draw:text-box>
            <text:p>mat.intPtr(1, 0)[1]</text:p>
          </draw:text-box>
        </draw:frame>
        <draw:frame draw:style-name="gr146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46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46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46" draw:text-style-name="P4" draw:layer="layout" svg:width="0.811cm" svg:height="0.882cm" svg:x="7.989cm" svg:y="8.5cm">
          <draw:text-box draw:corner-radius="4.2cm">
            <text:p>2</text:p>
          </draw:text-box>
        </draw:frame>
        <draw:custom-shape draw:style-name="gr62" draw:text-style-name="P20" draw:layer="layout" svg:width="1.2cm" svg:height="1.2cm" svg:x="13.1cm" svg:y="4.318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0" draw:text-style-name="P4" draw:layer="layout" svg:width="1.366cm" svg:height="0.882cm" svg:x="13.134cm" svg:y="10.318cm">
          <draw:text-box>
            <text:p>ch2</text:p>
          </draw:text-box>
        </draw:frame>
        <draw:custom-shape draw:style-name="gr62" draw:text-style-name="P20" draw:layer="layout" svg:width="1.2cm" svg:height="1.2cm" svg:x="15.2cm" svg:y="3.5cm">
          <text:p text:style-name="P19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frame draw:style-name="gr140" draw:text-style-name="P4" draw:layer="layout" svg:width="1.366cm" svg:height="0.882cm" svg:x="15.1cm" svg:y="9.618cm">
          <draw:text-box>
            <text:p>ch3</text:p>
          </draw:text-box>
        </draw:frame>
        <draw:custom-shape draw:style-name="gr62" draw:text-style-name="P20" draw:layer="layout" svg:width="1.2cm" svg:height="1.2cm" svg:x="11cm" svg:y="6.3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7.5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8.3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3.1cm" svg:y="4.318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3.1cm" svg:y="5.5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3.1cm" svg:y="6.7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3.1cm" svg:y="9.1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75" draw:layer="layout" svg:width="1.2cm" svg:height="1.2cm" svg:x="15.2cm" svg:y="4.7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5.2cm" svg:y="5.9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5.2cm" svg:y="8.3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2" draw:text-style-name="P13" draw:layer="layout" svg:x1="9.5cm" svg:y1="9.7cm" svg:x2="9.5cm" svg:y2="10.5cm">
          <text:p/>
        </draw:line>
        <draw:line draw:style-name="gr162" draw:text-style-name="P13" draw:layer="layout" svg:x1="11.5cm" svg:y1="9cm" svg:x2="11.5cm" svg:y2="9.8cm">
          <text:p/>
        </draw:line>
        <draw:line draw:style-name="gr162" draw:text-style-name="P13" draw:layer="layout" svg:x1="13.7cm" svg:y1="8.2cm" svg:x2="13.7cm" svg:y2="9cm">
          <text:p/>
        </draw:line>
        <draw:line draw:style-name="gr162" draw:text-style-name="P13" draw:layer="layout" svg:x1="15.7cm" svg:y1="7.4cm" svg:x2="15.7cm" svg:y2="8.2cm">
          <text:p/>
        </draw:line>
      </draw:page>
      <draw:page draw:name="page18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7</text:span></text:p>
          </draw:text-box>
        </draw:frame>
        <draw:custom-shape draw:style-name="gr163" draw:text-style-name="P67" draw:layer="layout" svg:width="2cm" svg:height="1cm" svg:x="5cm" svg:y="7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66" draw:layer="layout" svg:width="2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67" draw:layer="layout" svg:width="2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66" draw:layer="layout" svg:width="2cm" svg:height="1cm" svg:x="8cm" svg:y="7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67" draw:layer="layout" svg:width="1cm" svg:height="2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6" draw:layer="layout" svg:width="1cm" svg:height="2cm" svg:x="11cm" svg:y="6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67" draw:layer="layout" svg:width="1cm" svg:height="2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6" draw:layer="layout" svg:width="1cm" svg:height="2cm" svg:x="14.9cm" svg:y="6.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67" draw:layer="layout" svg:width="0.66cm" svg:height="2cm" svg:x="16.9cm" svg:y="6.3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66" draw:layer="layout" svg:width="0.66cm" svg:height="2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67" draw:layer="layout" svg:width="0.66cm" svg:height="2cm" svg:x="18.14cm" svg:y="6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9.8cm" svg:y="7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8cm" svg:y="6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9.8cm" svg:y="6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0.8cm" svg:y="7.3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標準">
        <draw:frame draw:style-name="gr1" draw:text-style-name="P1" draw:layer="layout" svg:width="2.1cm" svg:height="2.1cm" svg:x="16.6cm" svg:y="3.1cm">
          <draw:image xlink:href="Pictures/1000000000000080000000800C429AB5D4C04710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7.6</text:span></text:p>
          </draw:text-box>
        </draw:frame>
        <draw:frame draw:style-name="gr1" draw:text-style-name="P1" draw:layer="layout" svg:width="2.1cm" svg:height="2.1cm" svg:x="6.8cm" svg:y="3.9cm">
          <draw:image xlink:href="Pictures/1000000000000080000000800C429AB5D4C04710.png" xlink:type="simple" xlink:show="embed" xlink:actuate="onLoad" draw:mime-type="image/png">
            <text:p/>
          </draw:image>
        </draw:frame>
        <draw:custom-shape draw:style-name="gr169" draw:text-style-name="P18" draw:layer="layout" svg:width="0.4cm" svg:height="0.4cm" svg:x="17.7cm" svg:y="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13" draw:layer="layout" svg:x1="15.4cm" svg:y1="5cm" svg:x2="17.9cm" svg:y2="4.2cm">
          <text:p/>
        </draw:line>
        <draw:frame draw:style-name="gr171" draw:text-style-name="P4" draw:layer="layout" svg:width="2.128cm" svg:height="0.882cm" svg:x="8.672cm" svg:y="4.6cm">
          <draw:text-box>
            <text:p>P(x, y)</text:p>
          </draw:text-box>
        </draw:frame>
        <draw:custom-shape draw:style-name="gr172" draw:text-style-name="P1" draw:layer="layout" svg:width="6.5cm" svg:height="4.2cm" svg:x="6cm" svg:y="2.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18" draw:layer="layout" svg:width="0.4cm" svg:height="0.4cm" svg:x="7.9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2.579cm" svg:height="0.882cm" svg:x="16.4cm" svg:y="5.118cm">
          <draw:text-box>
            <text:p>P’(x’, y’)</text:p>
          </draw:text-box>
        </draw:frame>
        <draw:custom-shape draw:style-name="gr173" draw:text-style-name="P1" draw:layer="layout" svg:width="6.5cm" svg:height="4.2cm" svg:x="13.3cm" svg:y="2.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18" draw:layer="layout" svg:width="0.4cm" svg:height="0.4cm" svg:x="15.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2.9cm" svg:height="0.882cm" svg:x="14.3cm" svg:y="3.718cm">
          <draw:text-box>
            <text:p>v(dx, dy)</text:p>
          </draw:text-box>
        </draw:frame>
        <draw:g>
          <draw:custom-shape draw:style-name="gr174" draw:text-style-name="P76" draw:layer="layout" svg:width="7.4cm" svg:height="1.6cm" svg:x="8.1cm" svg:y="14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75" draw:text-style-name="P77" draw:layer="layout" svg:x1="10.4cm" svg:y1="14cm" svg:x2="8.7cm" svg:y2="15.6cm">
            <text:p/>
          </draw:line>
          <draw:line draw:style-name="gr175" draw:text-style-name="P77" draw:layer="layout" svg:x1="11.1cm" svg:y1="14cm" svg:x2="9.4cm" svg:y2="15.6cm">
            <text:p/>
          </draw:line>
          <draw:line draw:style-name="gr175" draw:text-style-name="P77" draw:layer="layout" svg:x1="11.9cm" svg:y1="14cm" svg:x2="10.2cm" svg:y2="15.6cm">
            <text:p/>
          </draw:line>
          <draw:line draw:style-name="gr175" draw:text-style-name="P77" draw:layer="layout" svg:x1="12.6cm" svg:y1="14cm" svg:x2="10.9cm" svg:y2="15.6cm">
            <text:p/>
          </draw:line>
          <draw:line draw:style-name="gr175" draw:text-style-name="P77" draw:layer="layout" svg:x1="13.3cm" svg:y1="14cm" svg:x2="11.6cm" svg:y2="15.6cm">
            <text:p/>
          </draw:line>
          <draw:line draw:style-name="gr175" draw:text-style-name="P77" draw:layer="layout" svg:x1="14cm" svg:y1="14cm" svg:x2="12.3cm" svg:y2="15.6cm">
            <text:p/>
          </draw:line>
          <draw:line draw:style-name="gr175" draw:text-style-name="P77" draw:layer="layout" svg:x1="14.7cm" svg:y1="14cm" svg:x2="13cm" svg:y2="15.6cm">
            <text:p/>
          </draw:line>
          <draw:line draw:style-name="gr175" draw:text-style-name="P77" draw:layer="layout" svg:x1="9.5cm" svg:y1="14.3cm" svg:x2="15.2cm" svg:y2="14.3cm">
            <text:p/>
          </draw:line>
          <draw:line draw:style-name="gr175" draw:text-style-name="P77" draw:layer="layout" svg:x1="9.1cm" svg:y1="14.7cm" svg:x2="14.8cm" svg:y2="14.7cm">
            <text:p/>
          </draw:line>
          <draw:line draw:style-name="gr175" draw:text-style-name="P77" draw:layer="layout" svg:x1="8.5cm" svg:y1="15.2cm" svg:x2="14.2cm" svg:y2="15.2cm">
            <text:p/>
          </draw:line>
        </draw:g>
        <draw:line draw:style-name="gr176" draw:text-style-name="P13" draw:layer="layout" svg:x1="12.5cm" svg:y1="9cm" svg:x2="9.8cm" svg:y2="14cm">
          <text:p/>
        </draw:line>
        <draw:line draw:style-name="gr176" draw:text-style-name="P13" draw:layer="layout" svg:x1="12.5cm" svg:y1="9cm" svg:x2="8.1cm" svg:y2="15.6cm">
          <text:p/>
        </draw:line>
        <draw:line draw:style-name="gr176" draw:text-style-name="P13" draw:layer="layout" svg:x1="12.5cm" svg:y1="9cm" svg:x2="13.8cm" svg:y2="15.6cm">
          <text:p/>
        </draw:line>
        <draw:line draw:style-name="gr176" draw:text-style-name="P13" draw:layer="layout" svg:x1="12.5cm" svg:y1="9cm" svg:x2="15.5cm" svg:y2="14cm">
          <text:p/>
        </draw:line>
        <draw:g>
          <draw:custom-shape draw:style-name="gr177" draw:text-style-name="P76" draw:layer="layout" svg:width="5.2cm" svg:height="1.2cm" svg:x="9.4cm" svg:y="12.5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75" draw:text-style-name="P77" draw:layer="layout" svg:x1="11.017cm" svg:y1="12.5cm" svg:x2="9.822cm" svg:y2="13.7cm">
            <text:p/>
          </draw:line>
          <draw:line draw:style-name="gr175" draw:text-style-name="P77" draw:layer="layout" svg:x1="11.509cm" svg:y1="12.5cm" svg:x2="10.314cm" svg:y2="13.7cm">
            <text:p/>
          </draw:line>
          <draw:line draw:style-name="gr175" draw:text-style-name="P77" draw:layer="layout" svg:x1="12.071cm" svg:y1="12.5cm" svg:x2="10.876cm" svg:y2="13.7cm">
            <text:p/>
          </draw:line>
          <draw:line draw:style-name="gr175" draw:text-style-name="P77" draw:layer="layout" svg:x1="12.563cm" svg:y1="12.5cm" svg:x2="11.368cm" svg:y2="13.7cm">
            <text:p/>
          </draw:line>
          <draw:line draw:style-name="gr175" draw:text-style-name="P77" draw:layer="layout" svg:x1="13.054cm" svg:y1="12.5cm" svg:x2="11.859cm" svg:y2="13.7cm">
            <text:p/>
          </draw:line>
          <draw:line draw:style-name="gr175" draw:text-style-name="P77" draw:layer="layout" svg:x1="13.546cm" svg:y1="12.5cm" svg:x2="12.351cm" svg:y2="13.7cm">
            <text:p/>
          </draw:line>
          <draw:line draw:style-name="gr175" draw:text-style-name="P77" draw:layer="layout" svg:x1="14.038cm" svg:y1="12.5cm" svg:x2="12.843cm" svg:y2="13.7cm">
            <text:p/>
          </draw:line>
          <draw:line draw:style-name="gr175" draw:text-style-name="P77" draw:layer="layout" svg:x1="10.384cm" svg:y1="12.725cm" svg:x2="14.389cm" svg:y2="12.725cm">
            <text:p/>
          </draw:line>
          <draw:line draw:style-name="gr175" draw:text-style-name="P77" draw:layer="layout" svg:x1="10.103cm" svg:y1="13.025cm" svg:x2="14.108cm" svg:y2="13.025cm">
            <text:p/>
          </draw:line>
          <draw:line draw:style-name="gr175" draw:text-style-name="P77" draw:layer="layout" svg:x1="9.681cm" svg:y1="13.4cm" svg:x2="13.686cm" svg:y2="13.4cm">
            <text:p/>
          </draw:line>
        </draw:g>
        <draw:g>
          <draw:custom-shape draw:style-name="gr178" draw:text-style-name="P76" draw:layer="layout" svg:width="2.9cm" svg:height="0.8cm" svg:x="10.8cm" svg:y="10.9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75" draw:text-style-name="P77" draw:layer="layout" svg:x1="11.701cm" svg:y1="10.9cm" svg:x2="11.035cm" svg:y2="11.7cm">
            <text:p/>
          </draw:line>
          <draw:line draw:style-name="gr175" draw:text-style-name="P77" draw:layer="layout" svg:x1="11.975cm" svg:y1="10.9cm" svg:x2="11.309cm" svg:y2="11.7cm">
            <text:p/>
          </draw:line>
          <draw:line draw:style-name="gr175" draw:text-style-name="P77" draw:layer="layout" svg:x1="12.289cm" svg:y1="10.9cm" svg:x2="11.623cm" svg:y2="11.7cm">
            <text:p/>
          </draw:line>
          <draw:line draw:style-name="gr175" draw:text-style-name="P77" draw:layer="layout" svg:x1="12.563cm" svg:y1="10.9cm" svg:x2="11.897cm" svg:y2="11.7cm">
            <text:p/>
          </draw:line>
          <draw:line draw:style-name="gr175" draw:text-style-name="P77" draw:layer="layout" svg:x1="12.838cm" svg:y1="10.9cm" svg:x2="12.172cm" svg:y2="11.7cm">
            <text:p/>
          </draw:line>
          <draw:line draw:style-name="gr175" draw:text-style-name="P77" draw:layer="layout" svg:x1="13.112cm" svg:y1="10.9cm" svg:x2="12.446cm" svg:y2="11.7cm">
            <text:p/>
          </draw:line>
          <draw:line draw:style-name="gr175" draw:text-style-name="P77" draw:layer="layout" svg:x1="13.386cm" svg:y1="10.9cm" svg:x2="12.72cm" svg:y2="11.7cm">
            <text:p/>
          </draw:line>
          <draw:line draw:style-name="gr175" draw:text-style-name="P77" draw:layer="layout" svg:x1="11.349cm" svg:y1="11.05cm" svg:x2="13.583cm" svg:y2="11.05cm">
            <text:p/>
          </draw:line>
          <draw:line draw:style-name="gr175" draw:text-style-name="P77" draw:layer="layout" svg:x1="11.192cm" svg:y1="11.25cm" svg:x2="13.426cm" svg:y2="11.25cm">
            <text:p/>
          </draw:line>
          <draw:line draw:style-name="gr175" draw:text-style-name="P77" draw:layer="layout" svg:x1="10.957cm" svg:y1="11.5cm" svg:x2="13.191cm" svg:y2="11.5cm">
            <text:p/>
          </draw:line>
        </draw:g>
      </draw:page>
      <draw:page draw:name="page20" draw:style-name="dp1" draw:master-page-name="標準">
        <draw:frame draw:style-name="gr179" draw:text-style-name="P4" draw:layer="layout" svg:width="2.979cm" svg:height="0.992cm" svg:x="13.2cm" svg:y="9.408cm">
          <draw:text-box>
            <text:p>以下未使用</text:p>
          </draw:text-box>
        </draw:frame>
      </draw:page>
      <draw:page draw:name="page2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180" draw:text-style-name="P78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3cm" svg:y="8.614cm">
          <draw:image xlink:href="Pictures/1000000000000080000000800C429AB5D4C04710.png" xlink:type="simple" xlink:show="embed" xlink:actuate="onLoad" draw:mime-type="image/png">
            <text:p/>
          </draw:image>
        </draw:frame>
      </draw:page>
      <draw:page draw:name="page22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4" draw:text-style-name="P3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6" draw:text-style-name="P3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81" draw:text-style-name="P3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82" draw:text-style-name="P3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83" draw:text-style-name="P3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84" draw:text-style-name="P3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85" draw:text-style-name="P79" draw:layer="layout" svg:width="5.1cm" svg:height="1.2cm" svg:x="1.978cm" svg:y="14.4cm">
          <text:p text:style-name="P79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85" draw:text-style-name="P79" draw:layer="layout" svg:width="5.1cm" svg:height="1.2cm" svg:x="3.478cm" svg:y="5.4cm">
          <text:p text:style-name="P79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85" draw:text-style-name="P79" draw:layer="layout" svg:width="5.1cm" svg:height="1.2cm" svg:x="7.378cm" svg:y="14.4cm">
          <text:p text:style-name="P79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85" draw:text-style-name="P79" draw:layer="layout" svg:width="5.1cm" svg:height="1.2cm" svg:x="15.578cm" svg:y="14.4cm">
          <text:p text:style-name="P79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86" draw:text-style-name="P2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2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2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2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7" draw:text-style-name="P3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87" draw:text-style-name="P3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88" draw:text-style-name="P3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89" draw:text-style-name="P80" draw:layer="layout" svg:x1="9.178cm" svg:y1="6cm" svg:x2="14.378cm" svg:y2="6cm">
          <text:p/>
        </draw:line>
        <draw:line draw:style-name="gr190" draw:text-style-name="P80" draw:layer="layout" svg:x1="14.378cm" svg:y1="6cm" svg:x2="14.378cm" svg:y2="8.9cm">
          <text:p/>
        </draw:line>
        <draw:line draw:style-name="gr191" draw:text-style-name="P80" draw:layer="layout" svg:x1="23.278cm" svg:y1="9.2cm" svg:x2="16.078cm" svg:y2="9.2cm">
          <text:p/>
        </draw:line>
        <draw:line draw:style-name="gr189" draw:text-style-name="P80" draw:layer="layout" svg:x1="23.278cm" svg:y1="9.2cm" svg:x2="23.3cm" svg:y2="16.4cm">
          <text:p/>
        </draw:line>
        <draw:line draw:style-name="gr189" draw:text-style-name="P80" draw:layer="layout" svg:x1="9.6cm" svg:y1="16.4cm" svg:x2="23.278cm" svg:y2="16.4cm">
          <text:p/>
        </draw:line>
        <draw:line draw:style-name="gr189" draw:text-style-name="P80" draw:layer="layout" svg:x1="9.6cm" svg:y1="15.6cm" svg:x2="9.6cm" svg:y2="16.4cm">
          <text:p/>
        </draw:line>
        <draw:line draw:style-name="gr189" draw:text-style-name="P80" draw:layer="layout" svg:x1="17.878cm" svg:y1="15.6cm" svg:x2="17.9cm" svg:y2="16.4cm">
          <text:p/>
        </draw:line>
        <draw:line draw:style-name="gr189" draw:text-style-name="P80" draw:layer="layout" svg:x1="1.4cm" svg:y1="8.2cm" svg:x2="1.4cm" svg:y2="15cm">
          <text:p/>
        </draw:line>
        <draw:line draw:style-name="gr189" draw:text-style-name="P80" draw:layer="layout" svg:x1="1.4cm" svg:y1="15cm" svg:x2="2cm" svg:y2="15cm">
          <text:p/>
        </draw:line>
        <draw:line draw:style-name="gr191" draw:text-style-name="P80" draw:layer="layout" svg:x1="1.4cm" svg:y1="8.2cm" svg:x2="4.9cm" svg:y2="8.2cm">
          <text:p/>
        </draw:line>
        <draw:frame draw:style-name="gr192" draw:text-style-name="P81" draw:layer="layout" svg:width="0.997cm" svg:height="1cm" svg:x="2.1cm" svg:y="13.2cm">
          <draw:text-box>
            <text:p><text:span text:style-name="T27">①</text:span></text:p>
          </draw:text-box>
        </draw:frame>
        <draw:frame draw:style-name="gr8" draw:text-style-name="P81" draw:layer="layout" svg:width="0.997cm" svg:height="0.992cm" svg:x="1.3cm" svg:y="10.208cm">
          <draw:text-box draw:corner-radius="0.137cm">
            <text:p><text:span text:style-name="T27">②</text:span></text:p>
          </draw:text-box>
        </draw:frame>
        <draw:frame draw:style-name="gr193" draw:text-style-name="P81" draw:layer="layout" svg:width="0.997cm" svg:height="0.992cm" svg:x="15.203cm" svg:y="13.4cm">
          <draw:text-box>
            <text:p><text:span text:style-name="T27">⑦</text:span></text:p>
          </draw:text-box>
        </draw:frame>
        <draw:frame draw:style-name="gr8" draw:text-style-name="P82" draw:layer="layout" svg:width="0.997cm" svg:height="0.992cm" svg:x="11cm" svg:y="5.2cm">
          <draw:text-box>
            <text:p><text:span text:style-name="T28">④</text:span></text:p>
          </draw:text-box>
        </draw:frame>
        <draw:frame draw:style-name="gr8" draw:text-style-name="P9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193" draw:text-style-name="P9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194" draw:text-style-name="P3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93" draw:text-style-name="P81" draw:layer="layout" svg:width="0.997cm" svg:height="0.992cm" svg:x="3.903cm" svg:y="6.903cm">
          <draw:text-box>
            <text:p><text:span text:style-name="T27">③</text:span></text:p>
          </draw:text-box>
        </draw:frame>
      </draw:page>
      <draw:page draw:name="page23" draw:style-name="dp1" draw:master-page-name="標準">
        <draw:frame draw:style-name="gr192" draw:text-style-name="P9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95" draw:text-style-name="P36" draw:layer="layout" svg:x1="5.5cm" svg:y1="8.674cm" svg:x2="13.5cm" svg:y2="8.674cm">
          <text:p/>
        </draw:line>
        <draw:line draw:style-name="gr195" draw:text-style-name="P36" draw:layer="layout" svg:x1="7.5cm" svg:y1="6.774cm" svg:x2="7.5cm" svg:y2="12.574cm">
          <text:p/>
        </draw:line>
        <draw:line draw:style-name="gr196" draw:text-style-name="P36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197" draw:text-style-name="P9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197" draw:text-style-name="P9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91" draw:text-style-name="P9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91" draw:text-style-name="P9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198" draw:text-style-name="P9" draw:layer="layout" svg:width="1.5cm" svg:height="0.9cm" svg:x="8.8cm" svg:y="6.4cm">
          <draw:text-box>
            <text:p><text:span text:style-name="T4">+w</text:span></text:p>
          </draw:text-box>
        </draw:frame>
        <draw:line draw:style-name="gr189" draw:text-style-name="P36" draw:layer="layout" svg:x1="-4.4cm" svg:y1="12.6cm" svg:x2="0.7cm" svg:y2="12.6cm">
          <text:p/>
        </draw:line>
        <draw:line draw:style-name="gr189" draw:text-style-name="P36" draw:layer="layout" svg:x1="-1cm" svg:y1="13.9cm" svg:x2="-1cm" svg:y2="15.6cm">
          <text:p/>
        </draw:line>
        <draw:frame draw:style-name="gr91" draw:text-style-name="P9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99" draw:text-style-name="P36" draw:layer="layout" svg:x1="16.1cm" svg:y1="8.7cm" svg:x2="26cm" svg:y2="8.674cm">
          <text:p/>
        </draw:line>
        <draw:line draw:style-name="gr196" draw:text-style-name="P36" draw:layer="layout" svg:x1="21cm" svg:y1="6.774cm" svg:x2="21cm" svg:y2="12.474cm">
          <text:p/>
        </draw:line>
        <draw:frame draw:style-name="gr197" draw:text-style-name="P9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91" draw:text-style-name="P9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200" draw:text-style-name="P36" draw:layer="layout" svg:x1="7.7cm" svg:y1="7.4cm" svg:x2="11.4cm" svg:y2="7.4cm">
          <text:p/>
        </draw:line>
        <draw:line draw:style-name="gr201" draw:text-style-name="P36" draw:layer="layout" svg:x1="19.2cm" svg:y1="12.9cm" svg:x2="22.9cm" svg:y2="12.9cm">
          <text:p/>
        </draw:line>
        <draw:line draw:style-name="gr202" draw:text-style-name="P36" draw:layer="layout" svg:x1="19.2cm" svg:y1="10.1cm" svg:x2="19.2cm" svg:y2="12.9cm">
          <text:p/>
        </draw:line>
        <draw:line draw:style-name="gr203" draw:text-style-name="P36" draw:layer="layout" svg:x1="22.9cm" svg:y1="10.1cm" svg:x2="22.9cm" svg:y2="12.9cm">
          <text:p/>
        </draw:line>
        <draw:frame draw:style-name="gr204" draw:text-style-name="P9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205" draw:text-style-name="P9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</draw:page>
      <draw:page draw:name="page24" draw:style-name="dp1" draw:master-page-name="標準">
        <draw:custom-shape draw:style-name="gr206" draw:text-style-name="P18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7" draw:text-style-name="P83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8" draw:text-style-name="P1" draw:layer="layout" svg:x1="24.5cm" svg:y1="9.4cm" svg:x2="23.4cm" svg:y2="14.9cm">
          <text:p/>
        </draw:line>
        <draw:line draw:style-name="gr208" draw:text-style-name="P1" draw:layer="layout" svg:x1="19.1cm" svg:y1="9.5cm" svg:x2="19.8cm" svg:y2="14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209" draw:text-style-name="P84" draw:layer="layout" svg:width="1.493cm" svg:height="1.01cm" svg:x="9.7cm" svg:y="11.8cm">
          <draw:text-box>
            <text:p><text:span text:style-name="T29">矩形</text:span></text:p>
          </draw:text-box>
        </draw:frame>
        <draw:custom-shape draw:style-name="gr210" draw:text-style-name="P83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11" draw:text-style-name="P1" draw:layer="layout" svg:x1="1.6cm" svg:y1="9.2cm" svg:x2="1.5cm" svg:y2="14.4cm">
          <text:p/>
        </draw:line>
        <draw:line draw:style-name="gr211" draw:text-style-name="P1" draw:layer="layout" svg:x1="4.3cm" svg:y1="6.1cm" svg:x2="4.2cm" svg:y2="11.3cm">
          <text:p/>
        </draw:line>
        <draw:line draw:style-name="gr211" draw:text-style-name="P1" draw:layer="layout" svg:x1="12.5cm" svg:y1="6.2cm" svg:x2="12.4cm" svg:y2="11.4cm">
          <text:p/>
        </draw:line>
        <draw:line draw:style-name="gr211" draw:text-style-name="P1" draw:layer="layout" svg:x1="9.8cm" svg:y1="9.2cm" svg:x2="9.7cm" svg:y2="14.4cm">
          <text:p/>
        </draw:line>
        <draw:custom-shape draw:style-name="gr210" draw:text-style-name="P83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84" draw:layer="layout" svg:width="2.483cm" svg:height="0.992cm" svg:x="6.1cm" svg:y="6.5cm">
          <draw:text-box>
            <text:p><text:span text:style-name="T29">表示画像</text:span></text:p>
          </draw:text-box>
        </draw:frame>
        <draw:frame draw:style-name="gr197" draw:text-style-name="P6" draw:layer="layout" svg:width="1.895cm" svg:height="0.882cm" svg:x="2.5cm" svg:y="10.6cm">
          <draw:text-box>
            <text:p><text:span text:style-name="T2">(0, 0)</text:span></text:p>
          </draw:text-box>
        </draw:frame>
        <draw:custom-shape draw:style-name="gr206" draw:text-style-name="P18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12" draw:text-style-name="P84" draw:layer="layout" svg:width="4.96cm" svg:height="0.992cm" svg:x="4.7cm" svg:y="11.2cm">
          <draw:text-box>
            <text:p><text:span text:style-name="T29">矩形描画キャンバス</text:span></text:p>
          </draw:text-box>
        </draw:frame>
        <draw:frame draw:style-name="gr204" draw:text-style-name="P6" draw:layer="layout" svg:width="1.831cm" svg:height="0.882cm" svg:x="3.2cm" svg:y="11.718cm">
          <draw:text-box>
            <text:p><text:span text:style-name="T2">(x, y)</text:span></text:p>
          </draw:text-box>
        </draw:frame>
        <draw:custom-shape draw:style-name="gr213" draw:text-style-name="P85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85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6" draw:layer="layout" svg:width="1.429cm" svg:height="0.882cm" svg:x="1.871cm" svg:y="6.8cm">
          <draw:text-box>
            <text:p><text:span text:style-name="T2">213</text:span></text:p>
          </draw:text-box>
        </draw:frame>
        <draw:frame draw:style-name="gr197" draw:text-style-name="P6" draw:layer="layout" svg:width="1.895cm" svg:height="0.882cm" svg:x="3.405cm" svg:y="5.2cm">
          <draw:text-box>
            <text:p><text:span text:style-name="T2">(0, 0)</text:span></text:p>
          </draw:text-box>
        </draw:frame>
        <draw:custom-shape draw:style-name="gr213" draw:text-style-name="P85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85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84" draw:layer="layout" svg:width="3.969cm" svg:height="0.992cm" svg:x="20.8cm" svg:y="7.508cm">
          <draw:text-box>
            <text:p><text:span text:style-name="T29">もともとの画像</text:span></text:p>
          </draw:text-box>
        </draw:frame>
        <draw:custom-shape draw:style-name="gr215" draw:text-style-name="P18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16" draw:text-style-name="P84" draw:layer="layout" svg:width="1.493cm" svg:height="0.992cm" svg:x="5.4cm" svg:y="12.5cm">
          <draw:text-box>
            <text:p><text:span text:style-name="T29">矩形</text:span></text:p>
          </draw:text-box>
        </draw:frame>
        <draw:frame draw:style-name="gr217" draw:text-style-name="P86" draw:layer="layout" svg:width="3.474cm" svg:height="1.733cm" svg:x="19cm" svg:y="9.6cm">
          <draw:text-box>
            <text:p text:style-name="P18"><text:span text:style-name="T29">矩形</text:span></text:p>
            <text:p text:style-name="P18"><text:span text:style-name="T29">（コピー元）</text:span></text:p>
          </draw:text-box>
        </draw:frame>
        <draw:custom-shape draw:style-name="gr213" draw:text-style-name="P85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85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8" draw:text-style-name="P1" draw:layer="layout" svg:x1="5cm" svg:y1="12.329cm" svg:x2="18.7cm" svg:y2="9.5cm">
          <text:p/>
        </draw:line>
        <draw:line draw:style-name="gr208" draw:text-style-name="P1" draw:layer="layout" svg:x1="7.4cm" svg:y1="13.5cm" svg:x2="22.4cm" svg:y2="11.5cm">
          <text:p/>
        </draw:line>
        <draw:frame draw:style-name="gr218" draw:text-style-name="P6" draw:layer="layout" svg:width="4.845cm" svg:height="0.882cm" svg:x="16.955cm" svg:y="8.5cm">
          <draw:text-box>
            <text:p><text:span text:style-name="T2">(x*scale, y*scale)</text:span></text:p>
          </draw:text-box>
        </draw:frame>
        <draw:line draw:style-name="gr208" draw:text-style-name="P1" draw:layer="layout" svg:x1="17.3cm" svg:y1="11.4cm" svg:x2="18.5cm" svg:y2="16.2cm">
          <text:p/>
        </draw:line>
        <draw:line draw:style-name="gr208" draw:text-style-name="P1" draw:layer="layout" svg:x1="22.6cm" svg:y1="11.4cm" svg:x2="22.2cm" svg:y2="16cm">
          <text:p/>
        </draw:line>
        <draw:frame draw:style-name="gr179" draw:text-style-name="P84" draw:layer="layout" svg:width="2.979cm" svg:height="0.992cm" svg:x="19.407cm" svg:y="15cm">
          <draw:text-box>
            <text:p><text:span text:style-name="T29">キャンバス</text:span></text:p>
          </draw:text-box>
        </draw:frame>
        <draw:frame draw:style-name="gr197" draw:text-style-name="P6" draw:layer="layout" svg:width="1.895cm" svg:height="0.882cm" svg:x="17.3cm" svg:y="6.8cm">
          <draw:text-box>
            <text:p><text:span text:style-name="T2">(0, 0)</text:span></text:p>
          </draw:text-box>
        </draw:frame>
        <draw:custom-shape draw:style-name="gr213" draw:text-style-name="P85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9" draw:text-style-name="P87" draw:layer="layout" svg:width="1.429cm" svg:height="0.883cm" svg:x="7.171cm" svg:y="5.3cm">
          <draw:text-box>
            <text:p><text:span text:style-name="T2">320</text:span></text:p>
          </draw:text-box>
        </draw:frame>
        <draw:frame draw:style-name="gr219" draw:text-style-name="P87" draw:layer="layout" svg:width="1.429cm" svg:height="0.883cm" svg:x="6.671cm" svg:y="10.5cm">
          <draw:text-box>
            <text:p><text:span text:style-name="T2">320</text:span></text:p>
          </draw:text-box>
        </draw:frame>
        <draw:frame draw:style-name="gr58" draw:text-style-name="P6" draw:layer="layout" svg:width="1.429cm" svg:height="0.882cm" svg:x="1.6cm" svg:y="12.018cm">
          <draw:text-box>
            <text:p><text:span text:style-name="T2">213</text:span></text:p>
          </draw:text-box>
        </draw:frame>
        <draw:frame draw:style-name="gr219" draw:text-style-name="P87" draw:layer="layout" svg:width="1.831cm" svg:height="0.883cm" svg:x="4.6cm" svg:y="13.417cm">
          <draw:text-box>
            <text:p><text:span text:style-name="T2">width</text:span></text:p>
          </draw:text-box>
        </draw:frame>
        <draw:frame draw:style-name="gr219" draw:text-style-name="P87" draw:layer="layout" svg:width="2.013cm" svg:height="0.883cm" svg:x="7.9cm" svg:y="12.5cm">
          <draw:text-box>
            <text:p><text:span text:style-name="T2">height</text:span></text:p>
          </draw:text-box>
        </draw:frame>
        <draw:frame draw:style-name="gr219" draw:text-style-name="P87" draw:layer="layout" svg:width="3.338cm" svg:height="0.883cm" svg:x="18.4cm" svg:y="11.217cm">
          <draw:text-box>
            <text:p><text:span text:style-name="T2">width*scale</text:span></text:p>
          </draw:text-box>
        </draw:frame>
        <draw:frame draw:style-name="gr219" draw:text-style-name="P87" draw:layer="layout" svg:width="3.52cm" svg:height="0.883cm" svg:x="23.48cm" svg:y="10.2cm">
          <draw:text-box>
            <text:p><text:span text:style-name="T2">height*scale</text:span></text:p>
          </draw:text-box>
        </draw:frame>
        <draw:frame draw:style-name="gr204" draw:text-style-name="P6" draw:layer="layout" svg:width="1.831cm" svg:height="0.882cm" svg:x="18.2cm" svg:y="14.2cm">
          <draw:text-box>
            <text:p><text:span text:style-name="T2">(x, y)</text:span></text:p>
          </draw:text-box>
        </draw:frame>
        <draw:frame draw:style-name="gr219" draw:text-style-name="P87" draw:layer="layout" svg:width="1.831cm" svg:height="0.883cm" svg:x="19.6cm" svg:y="15.899cm">
          <draw:text-box>
            <text:p><text:span text:style-name="T2">width</text:span></text:p>
          </draw:text-box>
        </draw:frame>
        <draw:frame draw:style-name="gr219" draw:text-style-name="P87" draw:layer="layout" svg:width="2.013cm" svg:height="0.883cm" svg:x="22.7cm" svg:y="15.217cm">
          <draw:text-box>
            <text:p><text:span text:style-name="T2">height</text:span></text:p>
          </draw:text-box>
        </draw:frame>
        <draw:frame draw:style-name="gr219" draw:text-style-name="P87" draw:layer="layout" svg:width="1.738cm" svg:height="0.883cm" svg:x="22.262cm" svg:y="6.8cm">
          <draw:text-box>
            <text:p><text:span text:style-name="T2">1280</text:span></text:p>
          </draw:text-box>
        </draw:frame>
        <draw:frame draw:style-name="gr219" draw:text-style-name="P87" draw:layer="layout" svg:width="1.429cm" svg:height="0.883cm" svg:x="15.2cm" svg:y="9.4cm">
          <draw:text-box>
            <text:p><text:span text:style-name="T2">85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標準"/>
    <style:font-face style:name="メイリオ5" svg:font-family="メイリオ" style:font-adornments="標準" style:font-pitch="variable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0 20 13" svg:d="M0 13l10-13 10 13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13" svg:d="M0 13l10-13 10 13z"/>
    <draw:marker draw:name="線の終点_20_19" draw:display-name="線の終点 19" svg:viewBox="0 0 20 20" svg:d="M0 20l10-20 10 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1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2" fo:font-family="'Meiryo UI'" style:font-style-name="標準" style:font-family-generic="modern" style:font-pitch="variable" fo:font-size="14pt" style:font-name-asian="メイリオ1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6T16:05:52.839000000</dc:date>
    <meta:editing-duration>P2DT15H48M30S</meta:editing-duration>
    <meta:editing-cycles>43</meta:editing-cycles>
    <meta:generator>LibreOffice/7.2.7.2$Windows_X86_64 LibreOffice_project/8d71d29d553c0f7dcbfa38fbfda25ee34cce99a2</meta:generator>
    <meta:document-statistic meta:object-count="1122"/>
  </office:meta>
</office:document-meta>
</file>